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1fd9309010" style:family="table" style:master-page-name="ta-mp-0x7f1fd9309010">
      <style:table-properties table:display="true" style:writing-mode="lr-tb"/>
    </style:style>
    <style:style style:name="ta-0x7f1fd9309200" style:family="table" style:master-page-name="ta-mp-0x7f1fd9309200">
      <style:table-properties table:display="true" style:writing-mode="lr-tb"/>
    </style:style>
    <style:style style:name="ta-0x7f1fd93093f0" style:family="table" style:master-page-name="ta-mp-0x7f1fd93093f0">
      <style:table-properties table:display="true" style:writing-mode="lr-tb"/>
    </style:style>
    <style:style style:name="ta-0x7f1fd93095e0" style:family="table" style:master-page-name="ta-mp-0x7f1fd93095e0">
      <style:table-properties table:display="true" style:writing-mode="lr-tb"/>
    </style:style>
    <style:style style:name="ta-0x7f1fd93097d0" style:family="table" style:master-page-name="ta-mp-0x7f1fd93097d0">
      <style:table-properties table:display="true" style:writing-mode="lr-tb"/>
    </style:style>
    <style:style style:name="ta-0x7f1fd93099c0" style:family="table" style:master-page-name="ta-mp-0x7f1fd93099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1fd931da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fd931dc2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fd931dd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fd931de7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fd931df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fd931e0c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fd931e1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fd931e31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fd931e4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fd931e56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fd931e6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/>
    <style:style style:name="ACOL-2" style:family="table-column">
      <style:table-column-properties style:column-width="45.00pt" style:use-optimal-column-width="true"/>
    </style:style>
    <style:style style:name="ACOL-3" style:family="table-column">
      <style:table-column-properties style:column-width="51.75pt" style:use-optimal-column-width="true"/>
    </style:style>
    <style:style style:name="ACOL-4" style:family="table-column">
      <style:table-column-properties style:column-width="62.25pt" style:use-optimal-column-width="false"/>
    </style:style>
    <style:style style:name="ACOL-5" style:family="table-column">
      <style:table-column-properties style:column-width="84.75pt" style:use-optimal-column-width="false"/>
    </style:style>
    <style:style style:name="ACOL-6" style:family="table-column">
      <style:table-column-properties style:column-width="80.25pt" style:use-optimal-column-width="false"/>
    </style:style>
    <style:style style:name="ACOL-7" style:family="table-column">
      <style:table-column-properties style:column-width="52.50pt" style:use-optimal-column-width="true"/>
    </style:style>
    <style:style style:name="ACOL-8" style:family="table-column">
      <style:table-column-properties style:column-width="43.50pt" style:use-optimal-column-width="true"/>
    </style:style>
    <style:style style:name="ACOL-9" style:family="table-column">
      <style:table-column-properties style:column-width="87.75pt" style:use-optimal-column-width="true"/>
    </style:style>
    <style:style style:name="ACOL-10" style:family="table-column">
      <style:table-column-properties style:column-width="96.00pt" style:use-optimal-column-width="true"/>
    </style:style>
    <style:style style:name="ACOL-11" style:family="table-column">
      <style:table-column-properties style:column-width="61.50pt" style:use-optimal-column-width="false"/>
    </style:style>
    <style:style style:name="ACOL-12" style:family="table-column">
      <style:table-column-properties style:column-width="64.50pt" style:use-optimal-column-width="false"/>
    </style:style>
    <style:style style:name="ACOL-13" style:family="table-column">
      <style:table-column-properties style:column-width="96.75pt" style:use-optimal-column-width="true"/>
    </style:style>
    <style:style style:name="ACOL-14" style:family="table-column">
      <style:table-column-properties style:column-width="112.50pt" style:use-optimal-column-width="true"/>
    </style:style>
    <style:style style:name="ACOL-15" style:family="table-column">
      <style:table-column-properties style:column-width="54.75pt" style:use-optimal-column-width="true"/>
    </style:style>
    <style:style style:name="ACOL-16" style:family="table-column">
      <style:table-column-properties style:column-width="64.50pt" style:use-optimal-column-width="true"/>
    </style:style>
    <style:style style:name="ACOL-17" style:family="table-column">
      <style:table-column-properties style:column-width="130.50pt" style:use-optimal-column-width="true"/>
    </style:style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contact" table:style-name="ta-0x7f1fd9309010" table:print="true">
        <office:forms form:automatic-focus="false" form:apply-design-mode="false">
          <form:form/>
        </office:forms>
        <table:table-column table:default-cell-style-name="ACE-0x7f1fd931daf8" table:style-name="ACOL-0"/>
        <table:table-column table:default-cell-style-name="ACE-0x7f1fd931daf8" table:style-name="ACOL-0" table:number-columns-repeated="255"/>
        <table:table-row table:style-name="AROW-1">
          <table:table-cell table:style-name="ACE-0x7f1fd931daf8" office:value-type="string">
            <text:p>Strandline elevation data.</text:p>
          </table:table-cell>
          <table:table-cell table:number-columns-repeated="255" table:style-name="ACE-0x7f1fd931daf8"/>
        </table:table-row>
        <table:table-row table:style-name="AROW-1">
          <table:table-cell table:style-name="ACE-0x7f1fd931daf8" office:value-type="string">
            <text:p>All of the references should be within the paper.</text:p>
          </table:table-cell>
          <table:table-cell table:number-columns-repeated="255" table:style-name="ACE-0x7f1fd931daf8"/>
        </table:table-row>
        <table:table-row table:style-name="AROW-1">
          <table:table-cell table:number-columns-repeated="256"/>
        </table:table-row>
        <table:table-row table:style-name="AROW-1">
          <table:table-cell table:style-name="ACE-0x7f1fd931daf8" office:value-type="string">
            <text:p>Any questions about this, contact Evan J. Gowan</text:p>
          </table:table-cell>
          <table:table-cell table:number-columns-repeated="255" table:style-name="ACE-0x7f1fd931daf8"/>
        </table:table-row>
        <table:table-row table:style-name="AROW-1">
          <table:table-cell table:style-name="ACE-0x7f1fd931daf8" office:value-type="string">
            <text:p>evangowan@gmail.com</text:p>
          </table:table-cell>
          <table:table-cell table:number-columns-repeated="255" table:style-name="ACE-0x7f1fd931daf8"/>
        </table:table-row>
        <table:table-row table:style-name="AROW-1">
          <table:table-cell table:style-name="ACE-0x7f1fd931daf8" office:value-type="string">
            <text:p>http://www.raisedbeaches.net</text:p>
          </table:table-cell>
          <table:table-cell table:number-columns-repeated="255" table:style-name="ACE-0x7f1fd931daf8"/>
        </table:table-row>
        <table:table-row table:style-name="AROW-1">
          <table:table-cell table:number-columns-repeated="256"/>
        </table:table-row>
        <table:table-row table:style-name="AROW-1">
          <table:table-cell table:style-name="ACE-0x7f1fd931daf8" office:value-type="string">
            <text:p>Reference:</text:p>
          </table:table-cell>
          <table:table-cell table:number-columns-repeated="255" table:style-name="ACE-0x7f1fd931daf8"/>
        </table:table-row>
        <table:table-row table:style-name="AROW-1">
          <table:table-cell table:style-name="ACE-0x7f1fd931daf8" office:value-type="string">
            <text:p>A model of the western Laurentide Ice Sheet, Using observations of glacial isostatic adjustment</text:p>
          </table:table-cell>
          <table:table-cell table:number-columns-repeated="255" table:style-name="ACE-0x7f1fd931daf8"/>
        </table:table-row>
        <table:table-row table:style-name="AROW-1">
          <table:table-cell table:style-name="ACE-0x7f1fd931daf8" office:value-type="string">
            <text:p>Evan J. Gowan, Paul Tregoning, Tony Purcell, Jean-Philippe Montillet, Simon McClusky</text:p>
          </table:table-cell>
          <table:table-cell table:number-columns-repeated="255" table:style-name="ACE-0x7f1fd931daf8"/>
        </table:table-row>
        <table:table-row table:style-name="AROW-1">
          <table:table-cell table:style-name="ACE-0x7f1fd931daf8" office:value-type="string">
            <text:p>Quaternary Science Reviews</text:p>
          </table:table-cell>
          <table:table-cell table:number-columns-repeated="255" table:style-name="ACE-0x7f1fd931daf8"/>
        </table:table-row>
        <table:table-row table:style-name="AROW-0" table:number-rows-repeated="65525">
          <table:table-cell table:number-columns-repeated="256"/>
        </table:table-row>
        <table:named-expressions>
          <table:named-expression table:name="Print_Area" table:expression="of:=#REF!" table:base-cell-address="$'contact'.$A$1"/>
          <table:named-expression table:name="Sheet_Title" table:expression="of:=&quot;contact&quot;" table:base-cell-address="$'contact'.$A$1"/>
        </table:named-expressions>
        <gnm:selections gnm:cursor-col="0" gnm:cursor-row="3">
          <gnm:selection gnm:start-col="0" gnm:start-row="3" gnm:end-col="0" gnm:end-row="10"/>
        </gnm:selections>
      </table:table>
      <table:table table:name="Herman" table:style-name="ta-0x7f1fd9309200" table:print="true">
        <office:forms form:automatic-focus="false" form:apply-design-mode="false">
          <form:form/>
        </office:forms>
        <table:table-column table:default-cell-style-name="ACE-0x7f1fd931dc20" table:style-name="ACOL-2"/>
        <table:table-column table:default-cell-style-name="ACE-0x7f1fd931dc20" table:style-name="ACOL-3"/>
        <table:table-column table:default-cell-style-name="ACE-0x7f1fd931dd48" table:style-name="ACOL-4"/>
        <table:table-column table:default-cell-style-name="ACE-0x7f1fd931dd48" table:style-name="ACOL-5"/>
        <table:table-column table:default-cell-style-name="ACE-0x7f1fd931dd48" table:style-name="ACOL-6"/>
        <table:table-column table:default-cell-style-name="ACE-0x7f1fd931dd48" table:style-name="ACOL-7"/>
        <table:table-column table:default-cell-style-name="ACE-0x7f1fd931dd48" table:style-name="ACOL-0"/>
        <table:table-column table:default-cell-style-name="ACE-0x7f1fd931dd48" table:style-name="ACOL-0" table:number-columns-repeated="249"/>
        <table:table-row table:style-name="AROW-1">
          <table:table-cell table:style-name="ACE-0x7f1fd931dc20" office:value-type="string">
            <text:p>Latitude</text:p>
          </table:table-cell>
          <table:table-cell table:style-name="ACE-0x7f1fd931dc20" office:value-type="string">
            <text:p>Longitude</text:p>
          </table:table-cell>
          <table:table-cell table:style-name="ACE-0x7f1fd931dd48" office:value-type="string">
            <text:p>Ellipsoidal height</text:p>
          </table:table-cell>
          <table:table-cell table:style-name="ACE-0x7f1fd931dd48" office:value-type="string">
            <text:p>Orthometric height</text:p>
          </table:table-cell>
          <table:table-cell table:style-name="ACE-0x7f1fd931dd48" office:value-type="string">
            <text:p>measurement method</text:p>
          </table:table-cell>
          <table:table-cell table:style-name="ACE-0x7f1fd931dd48" office:value-type="string">
            <text:p>Reference</text:p>
          </table:table-cell>
          <table:table-cell table:style-name="ACE-0x7f1fd931dd48" office:value-type="string">
            <text:p>notes</text:p>
          </table:table-cell>
          <table:table-cell table:number-columns-repeated="249" table:style-name="ACE-0x7f1fd931dd48"/>
        </table:table-row>
        <table:table-row table:style-name="AROW-1">
          <table:table-cell table:style-name="ACE-0x7f1fd931dc20" office:value-type="float" office:value="-96.1836777777778">
            <text:p>−96.184</text:p>
          </table:table-cell>
          <table:table-cell table:style-name="ACE-0x7f1fd931dc20" office:value-type="float" office:value="45.7864916666667">
            <text:p>45.786</text:p>
          </table:table-cell>
          <table:table-cell table:style-name="ACE-0x7f1fd931dd48" office:value-type="float" office:value="327">
            <text:p>327</text:p>
          </table:table-cell>
          <table:table-cell table:style-name="ACE-0x7f1fd931dd48" office:value-type="float" office:value="354">
            <text:p>354</text:p>
          </table:table-cell>
          <table:table-cell table:style-name="ACE-0x7f1fd931dd48" office:value-type="string">
            <text:p>Lidar</text:p>
          </table:table-cell>
          <table:table-cell table:style-name="ACE-0x7f1fd931dd48" office:value-type="string">
            <text:p>Lepper et al., 2013</text:p>
          </table:table-cell>
          <table:table-cell table:number-columns-repeated="250" table:style-name="ACE-0x7f1fd931dd48"/>
        </table:table-row>
        <table:table-row table:style-name="AROW-1">
          <table:table-cell table:style-name="ACE-0x7f1fd931dc20" office:value-type="float" office:value="-96.2359485726227">
            <text:p>−96.236</text:p>
          </table:table-cell>
          <table:table-cell table:style-name="ACE-0x7f1fd931dc20" office:value-type="float" office:value="46.2844387882285">
            <text:p>46.284</text:p>
          </table:table-cell>
          <table:table-cell table:style-name="ACE-0x7f1fd931dd48" office:value-type="float" office:value="328">
            <text:p>328</text:p>
          </table:table-cell>
          <table:table-cell table:style-name="ACE-0x7f1fd931dd48" office:value-type="float" office:value="355">
            <text:p>355</text:p>
          </table:table-cell>
          <table:table-cell table:style-name="ACE-0x7f1fd931dd48" office:value-type="string">
            <text:p>Lidar</text:p>
          </table:table-cell>
          <table:table-cell table:number-columns-repeated="251" table:style-name="ACE-0x7f1fd931dd48"/>
        </table:table-row>
        <table:table-row table:style-name="AROW-1">
          <table:table-cell table:style-name="ACE-0x7f1fd931dc20" office:value-type="float" office:value="-97.4891974920233">
            <text:p>−97.489</text:p>
          </table:table-cell>
          <table:table-cell table:style-name="ACE-0x7f1fd931dc20" office:value-type="float" office:value="46.7045101786531">
            <text:p>46.705</text:p>
          </table:table-cell>
          <table:table-cell table:style-name="ACE-0x7f1fd931dd48" office:value-type="float" office:value="329">
            <text:p>329</text:p>
          </table:table-cell>
          <table:table-cell table:style-name="ACE-0x7f1fd931dd48" office:value-type="float" office:value="355">
            <text:p>355</text:p>
          </table:table-cell>
          <table:table-cell table:style-name="ACE-0x7f1fd931dd48" office:value-type="string">
            <text:p>Lidar</text:p>
          </table:table-cell>
          <table:table-cell table:number-columns-repeated="251" table:style-name="ACE-0x7f1fd931dd48"/>
        </table:table-row>
        <table:table-row table:style-name="AROW-1">
          <table:table-cell table:style-name="ACE-0x7f1fd931dc20" office:value-type="float" office:value="-97.4790618701124">
            <text:p>−97.479</text:p>
          </table:table-cell>
          <table:table-cell table:style-name="ACE-0x7f1fd931dc20" office:value-type="float" office:value="46.7942245474461">
            <text:p>46.794</text:p>
          </table:table-cell>
          <table:table-cell table:style-name="ACE-0x7f1fd931dd48" office:value-type="float" office:value="330">
            <text:p>330</text:p>
          </table:table-cell>
          <table:table-cell table:style-name="ACE-0x7f1fd931dd48" office:value-type="float" office:value="356">
            <text:p>356</text:p>
          </table:table-cell>
          <table:table-cell table:style-name="ACE-0x7f1fd931dd48" office:value-type="string">
            <text:p>Lidar</text:p>
          </table:table-cell>
          <table:table-cell table:number-columns-repeated="251" table:style-name="ACE-0x7f1fd931dd48"/>
        </table:table-row>
        <table:table-row table:style-name="AROW-1">
          <table:table-cell table:style-name="ACE-0x7f1fd931dc20" office:value-type="float" office:value="-96.3626735996709">
            <text:p>−96.363</text:p>
          </table:table-cell>
          <table:table-cell table:style-name="ACE-0x7f1fd931dc20" office:value-type="float" office:value="46.6182778194386">
            <text:p>46.618</text:p>
          </table:table-cell>
          <table:table-cell table:style-name="ACE-0x7f1fd931dd48" office:value-type="float" office:value="333">
            <text:p>333</text:p>
          </table:table-cell>
          <table:table-cell table:style-name="ACE-0x7f1fd931dd48" office:value-type="float" office:value="360">
            <text:p>360</text:p>
          </table:table-cell>
          <table:table-cell table:style-name="ACE-0x7f1fd931dd48" office:value-type="string">
            <text:p>Lidar</text:p>
          </table:table-cell>
          <table:table-cell table:number-columns-repeated="251" table:style-name="ACE-0x7f1fd931dd48"/>
        </table:table-row>
        <table:table-row table:style-name="AROW-1">
          <table:table-cell table:style-name="ACE-0x7f1fd931dc20" office:value-type="float" office:value="-97.4005142616504">
            <text:p>−97.401</text:p>
          </table:table-cell>
          <table:table-cell table:style-name="ACE-0x7f1fd931dc20" office:value-type="float" office:value="47.0114667909645">
            <text:p>47.011</text:p>
          </table:table-cell>
          <table:table-cell table:style-name="ACE-0x7f1fd931dd48" office:value-type="float" office:value="335">
            <text:p>335</text:p>
          </table:table-cell>
          <table:table-cell table:style-name="ACE-0x7f1fd931dd48" office:value-type="float" office:value="361">
            <text:p>361</text:p>
          </table:table-cell>
          <table:table-cell table:style-name="ACE-0x7f1fd931dd48" office:value-type="string">
            <text:p>Lidar</text:p>
          </table:table-cell>
          <table:table-cell table:style-name="ACE-0x7f1fd931dd48" office:value-type="string">
            <text:p>Lepper et al., 2011</text:p>
          </table:table-cell>
          <table:table-cell table:number-columns-repeated="250" table:style-name="ACE-0x7f1fd931dd48"/>
        </table:table-row>
        <table:table-row table:style-name="AROW-1">
          <table:table-cell table:style-name="ACE-0x7f1fd931dc20" office:value-type="float" office:value="-96.4237693133671">
            <text:p>−96.424</text:p>
          </table:table-cell>
          <table:table-cell table:style-name="ACE-0x7f1fd931dc20" office:value-type="float" office:value="47.0083001249428">
            <text:p>47.008</text:p>
          </table:table-cell>
          <table:table-cell table:style-name="ACE-0x7f1fd931dd48" office:value-type="float" office:value="338">
            <text:p>338</text:p>
          </table:table-cell>
          <table:table-cell table:style-name="ACE-0x7f1fd931dd48" office:value-type="float" office:value="365">
            <text:p>365</text:p>
          </table:table-cell>
          <table:table-cell table:style-name="ACE-0x7f1fd931dd48" office:value-type="string">
            <text:p>Lidar</text:p>
          </table:table-cell>
          <table:table-cell table:number-columns-repeated="251" table:style-name="ACE-0x7f1fd931dd48"/>
        </table:table-row>
        <table:table-row table:style-name="AROW-1">
          <table:table-cell table:style-name="ACE-0x7f1fd931dc20" office:value-type="float" office:value="-96.2901102894493">
            <text:p>−96.290</text:p>
          </table:table-cell>
          <table:table-cell table:style-name="ACE-0x7f1fd931dc20" office:value-type="float" office:value="47.1424464565419">
            <text:p>47.142</text:p>
          </table:table-cell>
          <table:table-cell table:style-name="ACE-0x7f1fd931dd48" office:value-type="float" office:value="342">
            <text:p>342</text:p>
          </table:table-cell>
          <table:table-cell table:style-name="ACE-0x7f1fd931dd48" office:value-type="float" office:value="369">
            <text:p>369</text:p>
          </table:table-cell>
          <table:table-cell table:style-name="ACE-0x7f1fd931dd48" office:value-type="string">
            <text:p>Lidar</text:p>
          </table:table-cell>
          <table:table-cell table:number-columns-repeated="251" table:style-name="ACE-0x7f1fd931dd48"/>
        </table:table-row>
        <table:table-row table:style-name="AROW-1">
          <table:table-cell table:style-name="ACE-0x7f1fd931dc20" office:value-type="float" office:value="-97.6901294348675">
            <text:p>−97.690</text:p>
          </table:table-cell>
          <table:table-cell table:style-name="ACE-0x7f1fd931dc20" office:value-type="float" office:value="48.0834003027508">
            <text:p>48.083</text:p>
          </table:table-cell>
          <table:table-cell table:style-name="ACE-0x7f1fd931dd48" office:value-type="float" office:value="360">
            <text:p>360</text:p>
          </table:table-cell>
          <table:table-cell table:style-name="ACE-0x7f1fd931dd48" office:value-type="float" office:value="386">
            <text:p>386</text:p>
          </table:table-cell>
          <table:table-cell table:style-name="ACE-0x7f1fd931dd48" office:value-type="string">
            <text:p>Lidar</text:p>
          </table:table-cell>
          <table:table-cell table:style-name="ACE-0x7f1fd931dd48" office:value-type="string">
            <text:p>Yang and Teller, 2012</text:p>
          </table:table-cell>
          <table:table-cell table:number-columns-repeated="250" table:style-name="ACE-0x7f1fd931dd48"/>
        </table:table-row>
        <table:table-row table:style-name="AROW-1">
          <table:table-cell table:style-name="ACE-0x7f1fd931dc20" office:value-type="float" office:value="-98.1938134465908">
            <text:p>−98.194</text:p>
          </table:table-cell>
          <table:table-cell table:style-name="ACE-0x7f1fd931dc20" office:value-type="float" office:value="49.2006950798059">
            <text:p>49.201</text:p>
          </table:table-cell>
          <table:table-cell table:style-name="ACE-0x7f1fd931dd48" office:value-type="float" office:value="380">
            <text:p>380</text:p>
          </table:table-cell>
          <table:table-cell table:style-name="ACE-0x7f1fd931dd48" office:value-type="float" office:value="405">
            <text:p>405</text:p>
          </table:table-cell>
          <table:table-cell table:style-name="ACE-0x7f1fd931dd48" office:value-type="string">
            <text:p>Topographic maps</text:p>
          </table:table-cell>
          <table:table-cell table:style-name="ACE-0x7f1fd931dd48" office:value-type="string">
            <text:p>McMillan and Teller, 2012</text:p>
          </table:table-cell>
          <table:table-cell table:style-name="ACE-0x7f1fd931dd48" office:value-type="string">
            <text:p>elevation taken as average of "Herman" stage deposits</text:p>
          </table:table-cell>
          <table:table-cell table:number-columns-repeated="249" table:style-name="ACE-0x7f1fd931dd48"/>
        </table:table-row>
        <table:table-row table:style-name="AROW-0" table:number-rows-repeated="65525">
          <table:table-cell table:number-columns-repeated="256"/>
        </table:table-row>
        <table:named-expressions>
          <table:named-expression table:name="Print_Area" table:expression="of:=#REF!" table:base-cell-address="$'Herman'.$A$1"/>
          <table:named-expression table:name="Sheet_Title" table:expression="of:=&quot;Herman&quot;" table:base-cell-address="$'Herman'.$A$1"/>
        </table:named-expressions>
        <gnm:selections gnm:cursor-col="5" gnm:cursor-row="9">
          <gnm:selection gnm:start-col="5" gnm:start-row="9" gnm:end-col="5" gnm:end-row="9"/>
        </gnm:selections>
      </table:table>
      <table:table table:name="Norcross" table:style-name="ta-0x7f1fd93093f0" table:print="true">
        <office:forms form:automatic-focus="false" form:apply-design-mode="false">
          <form:form/>
        </office:forms>
        <table:table-column table:default-cell-style-name="ACE-0x7f1fd931de70" table:style-name="ACOL-8"/>
        <table:table-column table:default-cell-style-name="ACE-0x7f1fd931de70" table:style-name="ACOL-3"/>
        <table:table-column table:default-cell-style-name="ACE-0x7f1fd931df98" table:style-name="ACOL-9"/>
        <table:table-column table:default-cell-style-name="ACE-0x7f1fd931df98" table:style-name="ACOL-10"/>
        <table:table-column table:default-cell-style-name="ACE-0x7f1fd931df98" table:style-name="ACOL-0" table:number-columns-repeated="3"/>
        <table:table-column table:default-cell-style-name="ACE-0x7f1fd931df98" table:style-name="ACOL-0" table:number-columns-repeated="249"/>
        <table:table-row table:style-name="AROW-1">
          <table:table-cell table:style-name="ACE-0x7f1fd931de70" office:value-type="string">
            <text:p>Latitude</text:p>
          </table:table-cell>
          <table:table-cell table:style-name="ACE-0x7f1fd931de70" office:value-type="string">
            <text:p>Longitude</text:p>
          </table:table-cell>
          <table:table-cell table:style-name="ACE-0x7f1fd931df98" office:value-type="string">
            <text:p>Ellipsoidal height</text:p>
          </table:table-cell>
          <table:table-cell table:style-name="ACE-0x7f1fd931df98" office:value-type="string">
            <text:p>Orthometric height</text:p>
          </table:table-cell>
          <table:table-cell table:style-name="ACE-0x7f1fd931df98" office:value-type="string">
            <text:p>measurement method</text:p>
          </table:table-cell>
          <table:table-cell table:style-name="ACE-0x7f1fd931df98" office:value-type="string">
            <text:p>Reference</text:p>
          </table:table-cell>
          <table:table-cell table:style-name="ACE-0x7f1fd931df98" office:value-type="string">
            <text:p>notes</text:p>
          </table:table-cell>
          <table:table-cell table:number-columns-repeated="249" table:style-name="ACE-0x7f1fd931df98"/>
        </table:table-row>
        <table:table-row table:style-name="AROW-1">
          <table:table-cell table:style-name="ACE-0x7f1fd931de70" office:value-type="float" office:value="45.8589666666667">
            <text:p>45.859</text:p>
          </table:table-cell>
          <table:table-cell table:style-name="ACE-0x7f1fd931de70" office:value-type="float" office:value="-96.2025">
            <text:p>−96.203</text:p>
          </table:table-cell>
          <table:table-cell table:style-name="ACE-0x7f1fd931df98" office:value-type="float" office:value="318">
            <text:p>318</text:p>
          </table:table-cell>
          <table:table-cell table:style-name="ACE-0x7f1fd931df98" office:value-type="float" office:value="345">
            <text:p>345</text:p>
          </table:table-cell>
          <table:table-cell table:style-name="ACE-0x7f1fd931df98" office:value-type="string">
            <text:p>Lidar</text:p>
          </table:table-cell>
          <table:table-cell table:style-name="ACE-0x7f1fd931df98" office:value-type="string">
            <text:p>Lepper et al., 2013</text:p>
          </table:table-cell>
          <table:table-cell table:number-columns-repeated="250" table:style-name="ACE-0x7f1fd931df98"/>
        </table:table-row>
        <table:table-row table:style-name="AROW-1">
          <table:table-cell table:style-name="ACE-0x7f1fd931de70" office:value-type="float" office:value="46.628122966035">
            <text:p>46.628</text:p>
          </table:table-cell>
          <table:table-cell table:style-name="ACE-0x7f1fd931de70" office:value-type="float" office:value="-96.3907492866816">
            <text:p>−96.391</text:p>
          </table:table-cell>
          <table:table-cell table:style-name="ACE-0x7f1fd931df98" office:value-type="float" office:value="324">
            <text:p>324</text:p>
          </table:table-cell>
          <table:table-cell table:style-name="ACE-0x7f1fd931df98" office:value-type="float" office:value="351">
            <text:p>351</text:p>
          </table:table-cell>
          <table:table-cell table:style-name="ACE-0x7f1fd931df98" office:value-type="string">
            <text:p>Lidar</text:p>
          </table:table-cell>
          <table:table-cell table:number-columns-repeated="251" table:style-name="ACE-0x7f1fd931df98"/>
        </table:table-row>
        <table:table-row table:style-name="AROW-1">
          <table:table-cell table:style-name="ACE-0x7f1fd931de70" office:value-type="float" office:value="46.920703">
            <text:p>46.921</text:p>
          </table:table-cell>
          <table:table-cell table:style-name="ACE-0x7f1fd931de70" office:value-type="float" office:value="-97.407569">
            <text:p>−97.408</text:p>
          </table:table-cell>
          <table:table-cell table:style-name="ACE-0x7f1fd931df98" office:value-type="float" office:value="325">
            <text:p>325</text:p>
          </table:table-cell>
          <table:table-cell table:style-name="ACE-0x7f1fd931df98" office:value-type="float" office:value="351">
            <text:p>351</text:p>
          </table:table-cell>
          <table:table-cell table:style-name="ACE-0x7f1fd931df98" office:value-type="string">
            <text:p>Lidar</text:p>
          </table:table-cell>
          <table:table-cell table:style-name="ACE-0x7f1fd931df98" office:value-type="string">
            <text:p>Lepper et al., 2011</text:p>
          </table:table-cell>
          <table:table-cell table:number-columns-repeated="250" table:style-name="ACE-0x7f1fd931df98"/>
        </table:table-row>
        <table:table-row table:style-name="AROW-1">
          <table:table-cell table:style-name="ACE-0x7f1fd931de70" office:value-type="float" office:value="47.0125632103669">
            <text:p>47.013</text:p>
          </table:table-cell>
          <table:table-cell table:style-name="ACE-0x7f1fd931de70" office:value-type="float" office:value="-96.429036019859">
            <text:p>−96.429</text:p>
          </table:table-cell>
          <table:table-cell table:style-name="ACE-0x7f1fd931df98" office:value-type="float" office:value="330">
            <text:p>330</text:p>
          </table:table-cell>
          <table:table-cell table:style-name="ACE-0x7f1fd931df98" office:value-type="float" office:value="357">
            <text:p>357</text:p>
          </table:table-cell>
          <table:table-cell table:style-name="ACE-0x7f1fd931df98" office:value-type="string">
            <text:p>Lidar</text:p>
          </table:table-cell>
          <table:table-cell table:number-columns-repeated="251" table:style-name="ACE-0x7f1fd931df98"/>
        </table:table-row>
        <table:table-row table:style-name="AROW-1">
          <table:table-cell table:style-name="ACE-0x7f1fd931de70" office:value-type="float" office:value="47.3479087300493">
            <text:p>47.348</text:p>
          </table:table-cell>
          <table:table-cell table:style-name="ACE-0x7f1fd931de70" office:value-type="float" office:value="-96.2518382315095">
            <text:p>−96.252</text:p>
          </table:table-cell>
          <table:table-cell table:style-name="ACE-0x7f1fd931df98" office:value-type="float" office:value="334">
            <text:p>334</text:p>
          </table:table-cell>
          <table:table-cell table:style-name="ACE-0x7f1fd931df98" office:value-type="float" office:value="361">
            <text:p>361</text:p>
          </table:table-cell>
          <table:table-cell table:style-name="ACE-0x7f1fd931df98" office:value-type="string">
            <text:p>Lidar</text:p>
          </table:table-cell>
          <table:table-cell table:number-columns-repeated="251" table:style-name="ACE-0x7f1fd931df98"/>
        </table:table-row>
        <table:table-row table:style-name="AROW-1">
          <table:table-cell table:style-name="ACE-0x7f1fd931de70" office:value-type="float" office:value="49.2042202939178">
            <text:p>49.204</text:p>
          </table:table-cell>
          <table:table-cell table:style-name="ACE-0x7f1fd931de70" office:value-type="float" office:value="-98.1796698820842">
            <text:p>−98.180</text:p>
          </table:table-cell>
          <table:table-cell table:style-name="ACE-0x7f1fd931df98" office:value-type="float" office:value="365">
            <text:p>365</text:p>
          </table:table-cell>
          <table:table-cell table:style-name="ACE-0x7f1fd931df98" office:value-type="float" office:value="390">
            <text:p>390</text:p>
          </table:table-cell>
          <table:table-cell table:style-name="ACE-0x7f1fd931df98" office:value-type="string">
            <text:p>Topographic maps</text:p>
          </table:table-cell>
          <table:table-cell table:style-name="ACE-0x7f1fd931df98" office:value-type="string">
            <text:p>McMillan and Teller, 2012</text:p>
          </table:table-cell>
          <table:table-cell table:style-name="ACE-0x7f1fd931df98" office:value-type="string">
            <text:p>elevation taken as average of "Herman" stage deposits</text:p>
          </table:table-cell>
          <table:table-cell table:number-columns-repeated="249" table:style-name="ACE-0x7f1fd931df98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5523">
          <table:table-cell table:number-columns-repeated="256"/>
        </table:table-row>
        <table:named-expressions>
          <table:named-expression table:name="Print_Area" table:expression="of:=#REF!" table:base-cell-address="$'Norcross'.$A$1"/>
          <table:named-expression table:name="Sheet_Title" table:expression="of:=&quot;Norcross&quot;" table:base-cell-address="$'Norcross'.$A$1"/>
        </table:named-expressions>
        <gnm:selections gnm:cursor-col="5" gnm:cursor-row="6">
          <gnm:selection gnm:start-col="5" gnm:start-row="6" gnm:end-col="5" gnm:end-row="6"/>
        </gnm:selections>
      </table:table>
      <table:table table:name="Upper_Campbell" table:style-name="ta-0x7f1fd93095e0" table:print="true">
        <office:forms form:automatic-focus="false" form:apply-design-mode="false">
          <form:form/>
        </office:forms>
        <table:table-column table:default-cell-style-name="ACE-0x7f1fd931e0c0" table:style-name="ACOL-11"/>
        <table:table-column table:default-cell-style-name="ACE-0x7f1fd931e0c0" table:style-name="ACOL-12"/>
        <table:table-column table:default-cell-style-name="ACE-0x7f1fd931e1e8" table:style-name="ACOL-13"/>
        <table:table-column table:default-cell-style-name="ACE-0x7f1fd931e1e8" table:style-name="ACOL-0" table:number-columns-repeated="3"/>
        <table:table-column table:default-cell-style-name="ACE-0x7f1fd931e1e8" table:style-name="ACOL-0" table:number-columns-repeated="250"/>
        <table:table-row table:style-name="AROW-1">
          <table:table-cell table:style-name="ACE-0x7f1fd931e0c0" office:value-type="string">
            <text:p>Latitude</text:p>
          </table:table-cell>
          <table:table-cell table:style-name="ACE-0x7f1fd931e0c0" office:value-type="string">
            <text:p>Longitude</text:p>
          </table:table-cell>
          <table:table-cell table:style-name="ACE-0x7f1fd931e1e8" office:value-type="string">
            <text:p>Ellipsoidal height</text:p>
          </table:table-cell>
          <table:table-cell table:style-name="ACE-0x7f1fd931e1e8" office:value-type="string">
            <text:p>Orthometric height</text:p>
          </table:table-cell>
          <table:table-cell table:style-name="ACE-0x7f1fd931e1e8" office:value-type="string">
            <text:p>measurement method</text:p>
          </table:table-cell>
          <table:table-cell table:style-name="ACE-0x7f1fd931e1e8" office:value-type="string">
            <text:p>Reference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46.0110472222222">
            <text:p>46.011</text:p>
          </table:table-cell>
          <table:table-cell table:style-name="ACE-0x7f1fd931e0c0" office:value-type="float" office:value="-96.5559944444444">
            <text:p>−96.556</text:p>
          </table:table-cell>
          <table:table-cell table:style-name="ACE-0x7f1fd931e1e8" office:value-type="float" office:value="303">
            <text:p>303</text:p>
          </table:table-cell>
          <table:table-cell table:style-name="ACE-0x7f1fd931e1e8" office:value-type="float" office:value="330">
            <text:p>330</text:p>
          </table:table-cell>
          <table:table-cell table:style-name="ACE-0x7f1fd931e1e8" office:value-type="string">
            <text:p>Lidar</text:p>
          </table:table-cell>
          <table:table-cell table:style-name="ACE-0x7f1fd931e1e8" office:value-type="string">
            <text:p>Lepper et al., 2013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46.0218361111111">
            <text:p>46.022</text:p>
          </table:table-cell>
          <table:table-cell table:style-name="ACE-0x7f1fd931e0c0" office:value-type="float" office:value="-96.5469027777778">
            <text:p>−96.547</text:p>
          </table:table-cell>
          <table:table-cell table:style-name="ACE-0x7f1fd931e1e8" office:value-type="float" office:value="302">
            <text:p>302</text:p>
          </table:table-cell>
          <table:table-cell table:style-name="ACE-0x7f1fd931e1e8" office:value-type="float" office:value="329">
            <text:p>329</text:p>
          </table:table-cell>
          <table:table-cell table:style-name="ACE-0x7f1fd931e1e8" office:value-type="string">
            <text:p>Lidar</text:p>
          </table:table-cell>
          <table:table-cell table:style-name="ACE-0x7f1fd931e1e8" office:value-type="string">
            <text:p>Lepper et al., 2013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46.0444611111111">
            <text:p>46.044</text:p>
          </table:table-cell>
          <table:table-cell table:style-name="ACE-0x7f1fd931e0c0" office:value-type="float" office:value="-96.5129861111111">
            <text:p>−96.513</text:p>
          </table:table-cell>
          <table:table-cell table:style-name="ACE-0x7f1fd931e1e8" office:value-type="float" office:value="301">
            <text:p>301</text:p>
          </table:table-cell>
          <table:table-cell table:style-name="ACE-0x7f1fd931e1e8" office:value-type="float" office:value="328">
            <text:p>328</text:p>
          </table:table-cell>
          <table:table-cell table:style-name="ACE-0x7f1fd931e1e8" office:value-type="string">
            <text:p>Lidar</text:p>
          </table:table-cell>
          <table:table-cell table:style-name="ACE-0x7f1fd931e1e8" office:value-type="string">
            <text:p>Lepper et al., 2013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46.0712138888889">
            <text:p>46.071</text:p>
          </table:table-cell>
          <table:table-cell table:style-name="ACE-0x7f1fd931e0c0" office:value-type="float" office:value="-96.4319111111111">
            <text:p>−96.432</text:p>
          </table:table-cell>
          <table:table-cell table:style-name="ACE-0x7f1fd931e1e8" office:value-type="float" office:value="301">
            <text:p>301</text:p>
          </table:table-cell>
          <table:table-cell table:style-name="ACE-0x7f1fd931e1e8" office:value-type="float" office:value="328">
            <text:p>328</text:p>
          </table:table-cell>
          <table:table-cell table:style-name="ACE-0x7f1fd931e1e8" office:value-type="string">
            <text:p>Lidar</text:p>
          </table:table-cell>
          <table:table-cell table:style-name="ACE-0x7f1fd931e1e8" office:value-type="string">
            <text:p>Lepper et al., 2013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46.0809972222222">
            <text:p>46.081</text:p>
          </table:table-cell>
          <table:table-cell table:style-name="ACE-0x7f1fd931e0c0" office:value-type="float" office:value="-96.6012833333333">
            <text:p>−96.601</text:p>
          </table:table-cell>
          <table:table-cell table:style-name="ACE-0x7f1fd931e1e8" office:value-type="float" office:value="302">
            <text:p>302</text:p>
          </table:table-cell>
          <table:table-cell table:style-name="ACE-0x7f1fd931e1e8" office:value-type="float" office:value="329">
            <text:p>329</text:p>
          </table:table-cell>
          <table:table-cell table:style-name="ACE-0x7f1fd931e1e8" office:value-type="string">
            <text:p>Lidar</text:p>
          </table:table-cell>
          <table:table-cell table:style-name="ACE-0x7f1fd931e1e8" office:value-type="string">
            <text:p>Lepper et al., 2013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46.2310433610235">
            <text:p>46.231</text:p>
          </table:table-cell>
          <table:table-cell table:style-name="ACE-0x7f1fd931e0c0" office:value-type="float" office:value="-96.9250359384882">
            <text:p>−96.925</text:p>
          </table:table-cell>
          <table:table-cell table:style-name="ACE-0x7f1fd931e1e8" office:value-type="float" office:value="298">
            <text:p>298</text:p>
          </table:table-cell>
          <table:table-cell table:style-name="ACE-0x7f1fd931e1e8" office:value-type="float" office:value="325">
            <text:p>325</text:p>
          </table:table-cell>
          <table:table-cell table:style-name="ACE-0x7f1fd931e1e8" office:value-type="string">
            <text:p>Lidar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6.285800019161">
            <text:p>46.286</text:p>
          </table:table-cell>
          <table:table-cell table:style-name="ACE-0x7f1fd931e0c0" office:value-type="float" office:value="-96.4279889695462">
            <text:p>−96.428</text:p>
          </table:table-cell>
          <table:table-cell table:style-name="ACE-0x7f1fd931e1e8" office:value-type="float" office:value="299">
            <text:p>299</text:p>
          </table:table-cell>
          <table:table-cell table:style-name="ACE-0x7f1fd931e1e8" office:value-type="float" office:value="326">
            <text:p>326</text:p>
          </table:table-cell>
          <table:table-cell table:style-name="ACE-0x7f1fd931e1e8" office:value-type="string">
            <text:p>Lidar</text:p>
          </table:table-cell>
          <table:table-cell table:style-name="ACE-0x7f1fd931e1e8" office:value-type="string">
            <text:p>Lepper et al., 2011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46.6049995309145">
            <text:p>46.605</text:p>
          </table:table-cell>
          <table:table-cell table:style-name="ACE-0x7f1fd931e0c0" office:value-type="float" office:value="-96.4548707998845">
            <text:p>−96.455</text:p>
          </table:table-cell>
          <table:table-cell table:style-name="ACE-0x7f1fd931e1e8" office:value-type="float" office:value="301">
            <text:p>301</text:p>
          </table:table-cell>
          <table:table-cell table:style-name="ACE-0x7f1fd931e1e8" office:value-type="float" office:value="328">
            <text:p>328</text:p>
          </table:table-cell>
          <table:table-cell table:style-name="ACE-0x7f1fd931e1e8" office:value-type="string">
            <text:p>Lidar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6.6874897919435">
            <text:p>46.687</text:p>
          </table:table-cell>
          <table:table-cell table:style-name="ACE-0x7f1fd931e0c0" office:value-type="float" office:value="-97.285731334786">
            <text:p>−97.286</text:p>
          </table:table-cell>
          <table:table-cell table:style-name="ACE-0x7f1fd931e1e8" office:value-type="float" office:value="301">
            <text:p>301</text:p>
          </table:table-cell>
          <table:table-cell table:style-name="ACE-0x7f1fd931e1e8" office:value-type="float" office:value="327">
            <text:p>327</text:p>
          </table:table-cell>
          <table:table-cell table:style-name="ACE-0x7f1fd931e1e8" office:value-type="string">
            <text:p>Lidar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6.8129380433648">
            <text:p>46.813</text:p>
          </table:table-cell>
          <table:table-cell table:style-name="ACE-0x7f1fd931e0c0" office:value-type="float" office:value="-96.4648058089803">
            <text:p>−96.465</text:p>
          </table:table-cell>
          <table:table-cell table:style-name="ACE-0x7f1fd931e1e8" office:value-type="float" office:value="303">
            <text:p>303</text:p>
          </table:table-cell>
          <table:table-cell table:style-name="ACE-0x7f1fd931e1e8" office:value-type="float" office:value="330">
            <text:p>330</text:p>
          </table:table-cell>
          <table:table-cell table:style-name="ACE-0x7f1fd931e1e8" office:value-type="string">
            <text:p>Lidar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6.9031023506874">
            <text:p>46.903</text:p>
          </table:table-cell>
          <table:table-cell table:style-name="ACE-0x7f1fd931e0c0" office:value-type="float" office:value="-96.4505810484052">
            <text:p>−96.451</text:p>
          </table:table-cell>
          <table:table-cell table:style-name="ACE-0x7f1fd931e1e8" office:value-type="float" office:value="303">
            <text:p>303</text:p>
          </table:table-cell>
          <table:table-cell table:style-name="ACE-0x7f1fd931e1e8" office:value-type="float" office:value="330">
            <text:p>330</text:p>
          </table:table-cell>
          <table:table-cell table:style-name="ACE-0x7f1fd931e1e8" office:value-type="string">
            <text:p>Lidar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6.9754231987119">
            <text:p>46.975</text:p>
          </table:table-cell>
          <table:table-cell table:style-name="ACE-0x7f1fd931e0c0" office:value-type="float" office:value="-97.2959824524769">
            <text:p>−97.296</text:p>
          </table:table-cell>
          <table:table-cell table:style-name="ACE-0x7f1fd931e1e8" office:value-type="float" office:value="301">
            <text:p>301</text:p>
          </table:table-cell>
          <table:table-cell table:style-name="ACE-0x7f1fd931e1e8" office:value-type="float" office:value="327">
            <text:p>327</text:p>
          </table:table-cell>
          <table:table-cell table:style-name="ACE-0x7f1fd931e1e8" office:value-type="string">
            <text:p>Lidar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6.9952352436008">
            <text:p>46.995</text:p>
          </table:table-cell>
          <table:table-cell table:style-name="ACE-0x7f1fd931e0c0" office:value-type="float" office:value="-96.4478984792309">
            <text:p>−96.448</text:p>
          </table:table-cell>
          <table:table-cell table:style-name="ACE-0x7f1fd931e1e8" office:value-type="float" office:value="304">
            <text:p>304</text:p>
          </table:table-cell>
          <table:table-cell table:style-name="ACE-0x7f1fd931e1e8" office:value-type="float" office:value="331">
            <text:p>331</text:p>
          </table:table-cell>
          <table:table-cell table:style-name="ACE-0x7f1fd931e1e8" office:value-type="string">
            <text:p>Lidar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7.1087968499635">
            <text:p>47.109</text:p>
          </table:table-cell>
          <table:table-cell table:style-name="ACE-0x7f1fd931e0c0" office:value-type="float" office:value="-96.3912628404307">
            <text:p>−96.391</text:p>
          </table:table-cell>
          <table:table-cell table:style-name="ACE-0x7f1fd931e1e8" office:value-type="float" office:value="306">
            <text:p>306</text:p>
          </table:table-cell>
          <table:table-cell table:style-name="ACE-0x7f1fd931e1e8" office:value-type="float" office:value="333">
            <text:p>333</text:p>
          </table:table-cell>
          <table:table-cell table:style-name="ACE-0x7f1fd931e1e8" office:value-type="string">
            <text:p>Lidar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7.3031417990239">
            <text:p>47.303</text:p>
          </table:table-cell>
          <table:table-cell table:style-name="ACE-0x7f1fd931e0c0" office:value-type="float" office:value="-96.3226414605651">
            <text:p>−96.323</text:p>
          </table:table-cell>
          <table:table-cell table:style-name="ACE-0x7f1fd931e1e8" office:value-type="float" office:value="307">
            <text:p>307</text:p>
          </table:table-cell>
          <table:table-cell table:style-name="ACE-0x7f1fd931e1e8" office:value-type="float" office:value="334">
            <text:p>334</text:p>
          </table:table-cell>
          <table:table-cell table:style-name="ACE-0x7f1fd931e1e8" office:value-type="string">
            <text:p>Lidar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7.308270798788">
            <text:p>47.308</text:p>
          </table:table-cell>
          <table:table-cell table:style-name="ACE-0x7f1fd931e0c0" office:value-type="float" office:value="-97.2795782194814">
            <text:p>−97.280</text:p>
          </table:table-cell>
          <table:table-cell table:style-name="ACE-0x7f1fd931e1e8" office:value-type="float" office:value="304">
            <text:p>304</text:p>
          </table:table-cell>
          <table:table-cell table:style-name="ACE-0x7f1fd931e1e8" office:value-type="float" office:value="330">
            <text:p>330</text:p>
          </table:table-cell>
          <table:table-cell table:style-name="ACE-0x7f1fd931e1e8" office:value-type="string">
            <text:p>Lidar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7.3891886745016">
            <text:p>47.389</text:p>
          </table:table-cell>
          <table:table-cell table:style-name="ACE-0x7f1fd931e0c0" office:value-type="float" office:value="-96.355270035842">
            <text:p>−96.355</text:p>
          </table:table-cell>
          <table:table-cell table:style-name="ACE-0x7f1fd931e1e8" office:value-type="float" office:value="308">
            <text:p>308</text:p>
          </table:table-cell>
          <table:table-cell table:style-name="ACE-0x7f1fd931e1e8" office:value-type="float" office:value="335">
            <text:p>335</text:p>
          </table:table-cell>
          <table:table-cell table:style-name="ACE-0x7f1fd931e1e8" office:value-type="string">
            <text:p>Lidar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7.4806931046731">
            <text:p>47.481</text:p>
          </table:table-cell>
          <table:table-cell table:style-name="ACE-0x7f1fd931e0c0" office:value-type="float" office:value="-96.3787107489467">
            <text:p>−96.379</text:p>
          </table:table-cell>
          <table:table-cell table:style-name="ACE-0x7f1fd931e1e8" office:value-type="float" office:value="307">
            <text:p>307</text:p>
          </table:table-cell>
          <table:table-cell table:style-name="ACE-0x7f1fd931e1e8" office:value-type="float" office:value="334">
            <text:p>334</text:p>
          </table:table-cell>
          <table:table-cell table:style-name="ACE-0x7f1fd931e1e8" office:value-type="string">
            <text:p>Lidar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7.7854615067237">
            <text:p>47.785</text:p>
          </table:table-cell>
          <table:table-cell table:style-name="ACE-0x7f1fd931e0c0" office:value-type="float" office:value="-97.3436750217098">
            <text:p>−97.344</text:p>
          </table:table-cell>
          <table:table-cell table:style-name="ACE-0x7f1fd931e1e8" office:value-type="float" office:value="306">
            <text:p>306</text:p>
          </table:table-cell>
          <table:table-cell table:style-name="ACE-0x7f1fd931e1e8" office:value-type="float" office:value="333">
            <text:p>333</text:p>
          </table:table-cell>
          <table:table-cell table:style-name="ACE-0x7f1fd931e1e8" office:value-type="string">
            <text:p>Lidar</text:p>
          </table:table-cell>
          <table:table-cell table:style-name="ACE-0x7f1fd931e1e8" office:value-type="string">
            <text:p>Yang and Teller, 2012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47.8187020027318">
            <text:p>47.819</text:p>
          </table:table-cell>
          <table:table-cell table:style-name="ACE-0x7f1fd931e0c0" office:value-type="float" office:value="-96.3742256436381">
            <text:p>−96.374</text:p>
          </table:table-cell>
          <table:table-cell table:style-name="ACE-0x7f1fd931e1e8" office:value-type="float" office:value="309">
            <text:p>309</text:p>
          </table:table-cell>
          <table:table-cell table:style-name="ACE-0x7f1fd931e1e8" office:value-type="float" office:value="336">
            <text:p>336</text:p>
          </table:table-cell>
          <table:table-cell table:style-name="ACE-0x7f1fd931e1e8" office:value-type="string">
            <text:p>Lidar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7.845947405492">
            <text:p>47.846</text:p>
          </table:table-cell>
          <table:table-cell table:style-name="ACE-0x7f1fd931e0c0" office:value-type="float" office:value="-97.41315528308">
            <text:p>−97.413</text:p>
          </table:table-cell>
          <table:table-cell table:style-name="ACE-0x7f1fd931e1e8" office:value-type="float" office:value="307">
            <text:p>307</text:p>
          </table:table-cell>
          <table:table-cell table:style-name="ACE-0x7f1fd931e1e8" office:value-type="float" office:value="334">
            <text:p>334</text:p>
          </table:table-cell>
          <table:table-cell table:style-name="ACE-0x7f1fd931e1e8" office:value-type="string">
            <text:p>Lidar</text:p>
          </table:table-cell>
          <table:table-cell table:style-name="ACE-0x7f1fd931e1e8" office:value-type="string">
            <text:p>Yang and Teller, 2012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47.919853464333">
            <text:p>47.920</text:p>
          </table:table-cell>
          <table:table-cell table:style-name="ACE-0x7f1fd931e0c0" office:value-type="float" office:value="-97.4829686689911">
            <text:p>−97.483</text:p>
          </table:table-cell>
          <table:table-cell table:style-name="ACE-0x7f1fd931e1e8" office:value-type="float" office:value="307">
            <text:p>307</text:p>
          </table:table-cell>
          <table:table-cell table:style-name="ACE-0x7f1fd931e1e8" office:value-type="float" office:value="333">
            <text:p>333</text:p>
          </table:table-cell>
          <table:table-cell table:style-name="ACE-0x7f1fd931e1e8" office:value-type="string">
            <text:p>Lidar</text:p>
          </table:table-cell>
          <table:table-cell table:style-name="ACE-0x7f1fd931e1e8" office:value-type="string">
            <text:p>Yang and Teller, 2012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48.0013737983928">
            <text:p>48.001</text:p>
          </table:table-cell>
          <table:table-cell table:style-name="ACE-0x7f1fd931e0c0" office:value-type="float" office:value="-97.5514495567389">
            <text:p>−97.551</text:p>
          </table:table-cell>
          <table:table-cell table:style-name="ACE-0x7f1fd931e1e8" office:value-type="float" office:value="308">
            <text:p>308</text:p>
          </table:table-cell>
          <table:table-cell table:style-name="ACE-0x7f1fd931e1e8" office:value-type="float" office:value="334">
            <text:p>334</text:p>
          </table:table-cell>
          <table:table-cell table:style-name="ACE-0x7f1fd931e1e8" office:value-type="string">
            <text:p>Lidar</text:p>
          </table:table-cell>
          <table:table-cell table:style-name="ACE-0x7f1fd931e1e8" office:value-type="string">
            <text:p>Yang and Teller, 2012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48.0805146714467">
            <text:p>48.081</text:p>
          </table:table-cell>
          <table:table-cell table:style-name="ACE-0x7f1fd931e0c0" office:value-type="float" office:value="-97.6055585000115">
            <text:p>−97.606</text:p>
          </table:table-cell>
          <table:table-cell table:style-name="ACE-0x7f1fd931e1e8" office:value-type="float" office:value="309">
            <text:p>309</text:p>
          </table:table-cell>
          <table:table-cell table:style-name="ACE-0x7f1fd931e1e8" office:value-type="float" office:value="335">
            <text:p>335</text:p>
          </table:table-cell>
          <table:table-cell table:style-name="ACE-0x7f1fd931e1e8" office:value-type="string">
            <text:p>Lidar</text:p>
          </table:table-cell>
          <table:table-cell table:style-name="ACE-0x7f1fd931e1e8" office:value-type="string">
            <text:p>Yang and Teller, 2012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48.0871159752163">
            <text:p>48.087</text:p>
          </table:table-cell>
          <table:table-cell table:style-name="ACE-0x7f1fd931e0c0" office:value-type="float" office:value="-96.4447205309758">
            <text:p>−96.445</text:p>
          </table:table-cell>
          <table:table-cell table:style-name="ACE-0x7f1fd931e1e8" office:value-type="float" office:value="311">
            <text:p>311</text:p>
          </table:table-cell>
          <table:table-cell table:style-name="ACE-0x7f1fd931e1e8" office:value-type="float" office:value="339">
            <text:p>339</text:p>
          </table:table-cell>
          <table:table-cell table:style-name="ACE-0x7f1fd931e1e8" office:value-type="string">
            <text:p>Lidar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8.1484720777732">
            <text:p>48.148</text:p>
          </table:table-cell>
          <table:table-cell table:style-name="ACE-0x7f1fd931e0c0" office:value-type="float" office:value="-97.6366818499677">
            <text:p>−97.637</text:p>
          </table:table-cell>
          <table:table-cell table:style-name="ACE-0x7f1fd931e1e8" office:value-type="float" office:value="312">
            <text:p>312</text:p>
          </table:table-cell>
          <table:table-cell table:style-name="ACE-0x7f1fd931e1e8" office:value-type="float" office:value="338">
            <text:p>338</text:p>
          </table:table-cell>
          <table:table-cell table:style-name="ACE-0x7f1fd931e1e8" office:value-type="string">
            <text:p>Lidar</text:p>
          </table:table-cell>
          <table:table-cell table:style-name="ACE-0x7f1fd931e1e8" office:value-type="string">
            <text:p>Yang and Teller, 2012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48.226328041884">
            <text:p>48.226</text:p>
          </table:table-cell>
          <table:table-cell table:style-name="ACE-0x7f1fd931e0c0" office:value-type="float" office:value="-97.683319285682">
            <text:p>−97.683</text:p>
          </table:table-cell>
          <table:table-cell table:style-name="ACE-0x7f1fd931e1e8" office:value-type="float" office:value="310">
            <text:p>310</text:p>
          </table:table-cell>
          <table:table-cell table:style-name="ACE-0x7f1fd931e1e8" office:value-type="float" office:value="336">
            <text:p>336</text:p>
          </table:table-cell>
          <table:table-cell table:style-name="ACE-0x7f1fd931e1e8" office:value-type="string">
            <text:p>Lidar</text:p>
          </table:table-cell>
          <table:table-cell table:style-name="ACE-0x7f1fd931e1e8" office:value-type="string">
            <text:p>Yang and Teller, 2012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48.2984732995808">
            <text:p>48.298</text:p>
          </table:table-cell>
          <table:table-cell table:style-name="ACE-0x7f1fd931e0c0" office:value-type="float" office:value="-97.7154420092607">
            <text:p>−97.715</text:p>
          </table:table-cell>
          <table:table-cell table:style-name="ACE-0x7f1fd931e1e8" office:value-type="float" office:value="312">
            <text:p>312</text:p>
          </table:table-cell>
          <table:table-cell table:style-name="ACE-0x7f1fd931e1e8" office:value-type="float" office:value="338">
            <text:p>338</text:p>
          </table:table-cell>
          <table:table-cell table:style-name="ACE-0x7f1fd931e1e8" office:value-type="string">
            <text:p>Lidar</text:p>
          </table:table-cell>
          <table:table-cell table:style-name="ACE-0x7f1fd931e1e8" office:value-type="string">
            <text:p>Yang and Teller, 2012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48.3097831601041">
            <text:p>48.310</text:p>
          </table:table-cell>
          <table:table-cell table:style-name="ACE-0x7f1fd931e0c0" office:value-type="float" office:value="-96.4950520799016">
            <text:p>−96.495</text:p>
          </table:table-cell>
          <table:table-cell table:style-name="ACE-0x7f1fd931e1e8" office:value-type="float" office:value="316">
            <text:p>316</text:p>
          </table:table-cell>
          <table:table-cell table:style-name="ACE-0x7f1fd931e1e8" office:value-type="float" office:value="343">
            <text:p>343</text:p>
          </table:table-cell>
          <table:table-cell table:style-name="ACE-0x7f1fd931e1e8" office:value-type="string">
            <text:p>Lidar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8.3631722322398">
            <text:p>48.363</text:p>
          </table:table-cell>
          <table:table-cell table:style-name="ACE-0x7f1fd931e0c0" office:value-type="float" office:value="-97.7413180765197">
            <text:p>−97.741</text:p>
          </table:table-cell>
          <table:table-cell table:style-name="ACE-0x7f1fd931e1e8" office:value-type="float" office:value="315">
            <text:p>315</text:p>
          </table:table-cell>
          <table:table-cell table:style-name="ACE-0x7f1fd931e1e8" office:value-type="float" office:value="341">
            <text:p>341</text:p>
          </table:table-cell>
          <table:table-cell table:style-name="ACE-0x7f1fd931e1e8" office:value-type="string">
            <text:p>Lidar</text:p>
          </table:table-cell>
          <table:table-cell table:style-name="ACE-0x7f1fd931e1e8" office:value-type="string">
            <text:p>Yang and Teller, 2012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48.5192974777053">
            <text:p>48.519</text:p>
          </table:table-cell>
          <table:table-cell table:style-name="ACE-0x7f1fd931e0c0" office:value-type="float" office:value="-97.7857797966513">
            <text:p>−97.786</text:p>
          </table:table-cell>
          <table:table-cell table:style-name="ACE-0x7f1fd931e1e8" office:value-type="float" office:value="315">
            <text:p>315</text:p>
          </table:table-cell>
          <table:table-cell table:style-name="ACE-0x7f1fd931e1e8" office:value-type="float" office:value="346">
            <text:p>346</text:p>
          </table:table-cell>
          <table:table-cell table:style-name="ACE-0x7f1fd931e1e8" office:value-type="string">
            <text:p>Lidar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8.6416892265284">
            <text:p>48.642</text:p>
          </table:table-cell>
          <table:table-cell table:style-name="ACE-0x7f1fd931e0c0" office:value-type="float" office:value="-96.4123896045591">
            <text:p>−96.412</text:p>
          </table:table-cell>
          <table:table-cell table:style-name="ACE-0x7f1fd931e1e8" office:value-type="float" office:value="322">
            <text:p>322</text:p>
          </table:table-cell>
          <table:table-cell table:style-name="ACE-0x7f1fd931e1e8" office:value-type="float" office:value="351">
            <text:p>351</text:p>
          </table:table-cell>
          <table:table-cell table:style-name="ACE-0x7f1fd931e1e8" office:value-type="string">
            <text:p>Lidar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8.6630169224575">
            <text:p>48.663</text:p>
          </table:table-cell>
          <table:table-cell table:style-name="ACE-0x7f1fd931e0c0" office:value-type="float" office:value="-97.8569256807256">
            <text:p>−97.857</text:p>
          </table:table-cell>
          <table:table-cell table:style-name="ACE-0x7f1fd931e1e8" office:value-type="float" office:value="315">
            <text:p>315</text:p>
          </table:table-cell>
          <table:table-cell table:style-name="ACE-0x7f1fd931e1e8" office:value-type="float" office:value="346">
            <text:p>346</text:p>
          </table:table-cell>
          <table:table-cell table:style-name="ACE-0x7f1fd931e1e8" office:value-type="string">
            <text:p>Lidar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8.7461921081944">
            <text:p>48.746</text:p>
          </table:table-cell>
          <table:table-cell table:style-name="ACE-0x7f1fd931e0c0" office:value-type="float" office:value="-96.0800736997711">
            <text:p>−96.080</text:p>
          </table:table-cell>
          <table:table-cell table:style-name="ACE-0x7f1fd931e1e8" office:value-type="float" office:value="330">
            <text:p>330</text:p>
          </table:table-cell>
          <table:table-cell table:style-name="ACE-0x7f1fd931e1e8" office:value-type="float" office:value="358">
            <text:p>358</text:p>
          </table:table-cell>
          <table:table-cell table:style-name="ACE-0x7f1fd931e1e8" office:value-type="string">
            <text:p>Lidar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8.9380528714689">
            <text:p>48.938</text:p>
          </table:table-cell>
          <table:table-cell table:style-name="ACE-0x7f1fd931e0c0" office:value-type="float" office:value="-97.9672136983459">
            <text:p>−97.967</text:p>
          </table:table-cell>
          <table:table-cell table:style-name="ACE-0x7f1fd931e1e8" office:value-type="float" office:value="323">
            <text:p>323</text:p>
          </table:table-cell>
          <table:table-cell table:style-name="ACE-0x7f1fd931e1e8" office:value-type="float" office:value="360">
            <text:p>360</text:p>
          </table:table-cell>
          <table:table-cell table:style-name="ACE-0x7f1fd931e1e8" office:value-type="string">
            <text:p>Lidar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9.0380193481335">
            <text:p>49.038</text:p>
          </table:table-cell>
          <table:table-cell table:style-name="ACE-0x7f1fd931e0c0" office:value-type="float" office:value="-98.044487480457">
            <text:p>−98.044</text:p>
          </table:table-cell>
          <table:table-cell table:style-name="ACE-0x7f1fd931e1e8" office:value-type="float" office:value="315">
            <text:p>315</text:p>
          </table:table-cell>
          <table:table-cell table:style-name="ACE-0x7f1fd931e1e8" office:value-type="float" office:value="355">
            <text:p>355</text:p>
          </table:table-cell>
          <table:table-cell table:style-name="ACE-0x7f1fd931e1e8" office:value-type="string">
            <text:p>SRTM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9.1327044252415">
            <text:p>49.133</text:p>
          </table:table-cell>
          <table:table-cell table:style-name="ACE-0x7f1fd931e0c0" office:value-type="float" office:value="-96.2049748995548">
            <text:p>−96.205</text:p>
          </table:table-cell>
          <table:table-cell table:style-name="ACE-0x7f1fd931e1e8" office:value-type="float" office:value="332">
            <text:p>332</text:p>
          </table:table-cell>
          <table:table-cell table:style-name="ACE-0x7f1fd931e1e8" office:value-type="float" office:value="366">
            <text:p>366</text:p>
          </table:table-cell>
          <table:table-cell table:style-name="ACE-0x7f1fd931e1e8" office:value-type="string">
            <text:p>SRTM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9.2548268127902">
            <text:p>49.255</text:p>
          </table:table-cell>
          <table:table-cell table:style-name="ACE-0x7f1fd931e0c0" office:value-type="float" office:value="-98.1853532380978">
            <text:p>−98.185</text:p>
          </table:table-cell>
          <table:table-cell table:style-name="ACE-0x7f1fd931e1e8" office:value-type="float" office:value="317">
            <text:p>317</text:p>
          </table:table-cell>
          <table:table-cell table:style-name="ACE-0x7f1fd931e1e8" office:value-type="float" office:value="354">
            <text:p>354</text:p>
          </table:table-cell>
          <table:table-cell table:style-name="ACE-0x7f1fd931e1e8" office:value-type="string">
            <text:p>SRTM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9.2784702064587">
            <text:p>49.278</text:p>
          </table:table-cell>
          <table:table-cell table:style-name="ACE-0x7f1fd931e0c0" office:value-type="float" office:value="-96.251160237678">
            <text:p>−96.251</text:p>
          </table:table-cell>
          <table:table-cell table:style-name="ACE-0x7f1fd931e1e8" office:value-type="float" office:value="342">
            <text:p>342</text:p>
          </table:table-cell>
          <table:table-cell table:style-name="ACE-0x7f1fd931e1e8" office:value-type="float" office:value="376">
            <text:p>376</text:p>
          </table:table-cell>
          <table:table-cell table:style-name="ACE-0x7f1fd931e1e8" office:value-type="string">
            <text:p>SRTM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9.2908546981973">
            <text:p>49.291</text:p>
          </table:table-cell>
          <table:table-cell table:style-name="ACE-0x7f1fd931e0c0" office:value-type="float" office:value="-95.7651748388174">
            <text:p>−95.765</text:p>
          </table:table-cell>
          <table:table-cell table:style-name="ACE-0x7f1fd931e1e8" office:value-type="float" office:value="346">
            <text:p>346</text:p>
          </table:table-cell>
          <table:table-cell table:style-name="ACE-0x7f1fd931e1e8" office:value-type="float" office:value="381">
            <text:p>381</text:p>
          </table:table-cell>
          <table:table-cell table:style-name="ACE-0x7f1fd931e1e8" office:value-type="string">
            <text:p>SRTM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9.3267845593853">
            <text:p>49.327</text:p>
          </table:table-cell>
          <table:table-cell table:style-name="ACE-0x7f1fd931e0c0" office:value-type="float" office:value="-95.3396082379246">
            <text:p>−95.340</text:p>
          </table:table-cell>
          <table:table-cell table:style-name="ACE-0x7f1fd931e1e8" office:value-type="float" office:value="352">
            <text:p>352</text:p>
          </table:table-cell>
          <table:table-cell table:style-name="ACE-0x7f1fd931e1e8" office:value-type="float" office:value="383">
            <text:p>383</text:p>
          </table:table-cell>
          <table:table-cell table:style-name="ACE-0x7f1fd931e1e8" office:value-type="string">
            <text:p>SRTM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9.3869849228328">
            <text:p>49.387</text:p>
          </table:table-cell>
          <table:table-cell table:style-name="ACE-0x7f1fd931e0c0" office:value-type="float" office:value="-96.0439286956504">
            <text:p>−96.044</text:p>
          </table:table-cell>
          <table:table-cell table:style-name="ACE-0x7f1fd931e1e8" office:value-type="float" office:value="339">
            <text:p>339</text:p>
          </table:table-cell>
          <table:table-cell table:style-name="ACE-0x7f1fd931e1e8" office:value-type="float" office:value="383">
            <text:p>383</text:p>
          </table:table-cell>
          <table:table-cell table:style-name="ACE-0x7f1fd931e1e8" office:value-type="string">
            <text:p>SRTM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9.4635050714862">
            <text:p>49.464</text:p>
          </table:table-cell>
          <table:table-cell table:style-name="ACE-0x7f1fd931e0c0" office:value-type="float" office:value="-98.3538879055946">
            <text:p>−98.354</text:p>
          </table:table-cell>
          <table:table-cell table:style-name="ACE-0x7f1fd931e1e8" office:value-type="float" office:value="318">
            <text:p>318</text:p>
          </table:table-cell>
          <table:table-cell table:style-name="ACE-0x7f1fd931e1e8" office:value-type="float" office:value="365">
            <text:p>365</text:p>
          </table:table-cell>
          <table:table-cell table:style-name="ACE-0x7f1fd931e1e8" office:value-type="string">
            <text:p>SRTM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9.7928484603192">
            <text:p>49.793</text:p>
          </table:table-cell>
          <table:table-cell table:style-name="ACE-0x7f1fd931e0c0" office:value-type="float" office:value="-98.606095012643">
            <text:p>−98.606</text:p>
          </table:table-cell>
          <table:table-cell table:style-name="ACE-0x7f1fd931e1e8" office:value-type="float" office:value="322">
            <text:p>322</text:p>
          </table:table-cell>
          <table:table-cell table:style-name="ACE-0x7f1fd931e1e8" office:value-type="float" office:value="363">
            <text:p>363</text:p>
          </table:table-cell>
          <table:table-cell table:style-name="ACE-0x7f1fd931e1e8" office:value-type="string">
            <text:p>SRTM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49.922529085137">
            <text:p>49.923</text:p>
          </table:table-cell>
          <table:table-cell table:style-name="ACE-0x7f1fd931e0c0" office:value-type="float" office:value="-98.9414800414148">
            <text:p>−98.941</text:p>
          </table:table-cell>
          <table:table-cell table:style-name="ACE-0x7f1fd931e1e8" office:value-type="float" office:value="326">
            <text:p>326</text:p>
          </table:table-cell>
          <table:table-cell table:style-name="ACE-0x7f1fd931e1e8" office:value-type="float" office:value="361">
            <text:p>361</text:p>
          </table:table-cell>
          <table:table-cell table:style-name="ACE-0x7f1fd931e1e8" office:value-type="string">
            <text:p>SRTM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50.1417369302991">
            <text:p>50.142</text:p>
          </table:table-cell>
          <table:table-cell table:style-name="ACE-0x7f1fd931e0c0" office:value-type="float" office:value="-99.2075037818666">
            <text:p>−99.208</text:p>
          </table:table-cell>
          <table:table-cell table:style-name="ACE-0x7f1fd931e1e8" office:value-type="float" office:value="331">
            <text:p>331</text:p>
          </table:table-cell>
          <table:table-cell table:style-name="ACE-0x7f1fd931e1e8" office:value-type="float" office:value="364">
            <text:p>364</text:p>
          </table:table-cell>
          <table:table-cell table:style-name="ACE-0x7f1fd931e1e8" office:value-type="string">
            <text:p>SRTM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50.3275133483293">
            <text:p>50.328</text:p>
          </table:table-cell>
          <table:table-cell table:style-name="ACE-0x7f1fd931e0c0" office:value-type="float" office:value="-99.2993509766916">
            <text:p>−99.299</text:p>
          </table:table-cell>
          <table:table-cell table:style-name="ACE-0x7f1fd931e1e8" office:value-type="float" office:value="328">
            <text:p>328</text:p>
          </table:table-cell>
          <table:table-cell table:style-name="ACE-0x7f1fd931e1e8" office:value-type="float" office:value="358">
            <text:p>358</text:p>
          </table:table-cell>
          <table:table-cell table:style-name="ACE-0x7f1fd931e1e8" office:value-type="string">
            <text:p>SRTM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50.4191701862739">
            <text:p>50.419</text:p>
          </table:table-cell>
          <table:table-cell table:style-name="ACE-0x7f1fd931e0c0" office:value-type="float" office:value="-99.3614549089438">
            <text:p>−99.361</text:p>
          </table:table-cell>
          <table:table-cell table:style-name="ACE-0x7f1fd931e1e8" office:value-type="float" office:value="326">
            <text:p>326</text:p>
          </table:table-cell>
          <table:table-cell table:style-name="ACE-0x7f1fd931e1e8" office:value-type="float" office:value="361">
            <text:p>361</text:p>
          </table:table-cell>
          <table:table-cell table:style-name="ACE-0x7f1fd931e1e8" office:value-type="string">
            <text:p>SRTM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50.5695521218423">
            <text:p>50.570</text:p>
          </table:table-cell>
          <table:table-cell table:style-name="ACE-0x7f1fd931e0c0" office:value-type="float" office:value="-99.4226070567936">
            <text:p>−99.423</text:p>
          </table:table-cell>
          <table:table-cell table:style-name="ACE-0x7f1fd931e1e8" office:value-type="float" office:value="333">
            <text:p>333</text:p>
          </table:table-cell>
          <table:table-cell table:style-name="ACE-0x7f1fd931e1e8" office:value-type="float" office:value="371">
            <text:p>371</text:p>
          </table:table-cell>
          <table:table-cell table:style-name="ACE-0x7f1fd931e1e8" office:value-type="string">
            <text:p>SRTM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50.6831832821758">
            <text:p>50.683</text:p>
          </table:table-cell>
          <table:table-cell table:style-name="ACE-0x7f1fd931e0c0" office:value-type="float" office:value="-99.4993446742317">
            <text:p>−99.499</text:p>
          </table:table-cell>
          <table:table-cell table:style-name="ACE-0x7f1fd931e1e8" office:value-type="float" office:value="334">
            <text:p>334</text:p>
          </table:table-cell>
          <table:table-cell table:style-name="ACE-0x7f1fd931e1e8" office:value-type="float" office:value="376">
            <text:p>376</text:p>
          </table:table-cell>
          <table:table-cell table:style-name="ACE-0x7f1fd931e1e8" office:value-type="string">
            <text:p>SRTM</text:p>
          </table:table-cell>
          <table:table-cell table:number-columns-repeated="251" table:style-name="ACE-0x7f1fd931e1e8"/>
        </table:table-row>
        <table:table-row table:style-name="AROW-1">
          <table:table-cell table:style-name="ACE-0x7f1fd931e0c0" office:value-type="float" office:value="51.0486111111111">
            <text:p>51.049</text:p>
          </table:table-cell>
          <table:table-cell table:style-name="ACE-0x7f1fd931e0c0" office:value-type="float" office:value="-100.109722222222">
            <text:p>−100.110</text:p>
          </table:table-cell>
          <table:table-cell table:style-name="ACE-0x7f1fd931e1e8" office:value-type="float" office:value="341">
            <text:p>341</text:p>
          </table:table-cell>
          <table:table-cell table:style-name="ACE-0x7f1fd931e1e8" office:value-type="float" office:value="368">
            <text:p>368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1.1083333333333">
            <text:p>51.108</text:p>
          </table:table-cell>
          <table:table-cell table:style-name="ACE-0x7f1fd931e0c0" office:value-type="float" office:value="-100.221666666667">
            <text:p>−100.222</text:p>
          </table:table-cell>
          <table:table-cell table:style-name="ACE-0x7f1fd931e1e8" office:value-type="float" office:value="345">
            <text:p>345</text:p>
          </table:table-cell>
          <table:table-cell table:style-name="ACE-0x7f1fd931e1e8" office:value-type="float" office:value="372">
            <text:p>372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1.155">
            <text:p>51.155</text:p>
          </table:table-cell>
          <table:table-cell table:style-name="ACE-0x7f1fd931e0c0" office:value-type="float" office:value="-100.279166666667">
            <text:p>−100.279</text:p>
          </table:table-cell>
          <table:table-cell table:style-name="ACE-0x7f1fd931e1e8" office:value-type="float" office:value="344">
            <text:p>344</text:p>
          </table:table-cell>
          <table:table-cell table:style-name="ACE-0x7f1fd931e1e8" office:value-type="float" office:value="371">
            <text:p>371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1.2558333333333">
            <text:p>51.256</text:p>
          </table:table-cell>
          <table:table-cell table:style-name="ACE-0x7f1fd931e0c0" office:value-type="float" office:value="-100.363333333333">
            <text:p>−100.363</text:p>
          </table:table-cell>
          <table:table-cell table:style-name="ACE-0x7f1fd931e1e8" office:value-type="float" office:value="348">
            <text:p>348</text:p>
          </table:table-cell>
          <table:table-cell table:style-name="ACE-0x7f1fd931e1e8" office:value-type="float" office:value="375">
            <text:p>375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1.2733333333333">
            <text:p>51.273</text:p>
          </table:table-cell>
          <table:table-cell table:style-name="ACE-0x7f1fd931e0c0" office:value-type="float" office:value="-100.370277777778">
            <text:p>−100.370</text:p>
          </table:table-cell>
          <table:table-cell table:style-name="ACE-0x7f1fd931e1e8" office:value-type="float" office:value="341">
            <text:p>341</text:p>
          </table:table-cell>
          <table:table-cell table:style-name="ACE-0x7f1fd931e1e8" office:value-type="float" office:value="368">
            <text:p>368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1.2738888888889">
            <text:p>51.274</text:p>
          </table:table-cell>
          <table:table-cell table:style-name="ACE-0x7f1fd931e0c0" office:value-type="float" office:value="-100.370555555556">
            <text:p>−100.371</text:p>
          </table:table-cell>
          <table:table-cell table:style-name="ACE-0x7f1fd931e1e8" office:value-type="float" office:value="349">
            <text:p>349</text:p>
          </table:table-cell>
          <table:table-cell table:style-name="ACE-0x7f1fd931e1e8" office:value-type="float" office:value="376">
            <text:p>376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1.3594444444444">
            <text:p>51.359</text:p>
          </table:table-cell>
          <table:table-cell table:style-name="ACE-0x7f1fd931e0c0" office:value-type="float" office:value="-100.38">
            <text:p>−100.380</text:p>
          </table:table-cell>
          <table:table-cell table:style-name="ACE-0x7f1fd931e1e8" office:value-type="float" office:value="350">
            <text:p>350</text:p>
          </table:table-cell>
          <table:table-cell table:style-name="ACE-0x7f1fd931e1e8" office:value-type="float" office:value="377">
            <text:p>377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1.4466666666667">
            <text:p>51.447</text:p>
          </table:table-cell>
          <table:table-cell table:style-name="ACE-0x7f1fd931e0c0" office:value-type="float" office:value="-100.384444444444">
            <text:p>−100.384</text:p>
          </table:table-cell>
          <table:table-cell table:style-name="ACE-0x7f1fd931e1e8" office:value-type="float" office:value="352">
            <text:p>352</text:p>
          </table:table-cell>
          <table:table-cell table:style-name="ACE-0x7f1fd931e1e8" office:value-type="float" office:value="380">
            <text:p>380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1.5341666666667">
            <text:p>51.534</text:p>
          </table:table-cell>
          <table:table-cell table:style-name="ACE-0x7f1fd931e0c0" office:value-type="float" office:value="-100.428611111111">
            <text:p>−100.429</text:p>
          </table:table-cell>
          <table:table-cell table:style-name="ACE-0x7f1fd931e1e8" office:value-type="float" office:value="354">
            <text:p>354</text:p>
          </table:table-cell>
          <table:table-cell table:style-name="ACE-0x7f1fd931e1e8" office:value-type="float" office:value="382">
            <text:p>382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1.6486111111111">
            <text:p>51.649</text:p>
          </table:table-cell>
          <table:table-cell table:style-name="ACE-0x7f1fd931e0c0" office:value-type="float" office:value="-100.488055555556">
            <text:p>−100.488</text:p>
          </table:table-cell>
          <table:table-cell table:style-name="ACE-0x7f1fd931e1e8" office:value-type="float" office:value="357">
            <text:p>357</text:p>
          </table:table-cell>
          <table:table-cell table:style-name="ACE-0x7f1fd931e1e8" office:value-type="float" office:value="385">
            <text:p>385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1.74">
            <text:p>51.740</text:p>
          </table:table-cell>
          <table:table-cell table:style-name="ACE-0x7f1fd931e0c0" office:value-type="float" office:value="-100.523888888889">
            <text:p>−100.524</text:p>
          </table:table-cell>
          <table:table-cell table:style-name="ACE-0x7f1fd931e1e8" office:value-type="float" office:value="360">
            <text:p>360</text:p>
          </table:table-cell>
          <table:table-cell table:style-name="ACE-0x7f1fd931e1e8" office:value-type="float" office:value="388">
            <text:p>388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1.8266666666667">
            <text:p>51.827</text:p>
          </table:table-cell>
          <table:table-cell table:style-name="ACE-0x7f1fd931e0c0" office:value-type="float" office:value="-100.569722222222">
            <text:p>−100.570</text:p>
          </table:table-cell>
          <table:table-cell table:style-name="ACE-0x7f1fd931e1e8" office:value-type="float" office:value="364">
            <text:p>364</text:p>
          </table:table-cell>
          <table:table-cell table:style-name="ACE-0x7f1fd931e1e8" office:value-type="float" office:value="392">
            <text:p>392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1.9294444444444">
            <text:p>51.929</text:p>
          </table:table-cell>
          <table:table-cell table:style-name="ACE-0x7f1fd931e0c0" office:value-type="float" office:value="-100.619444444444">
            <text:p>−100.619</text:p>
          </table:table-cell>
          <table:table-cell table:style-name="ACE-0x7f1fd931e1e8" office:value-type="float" office:value="366">
            <text:p>366</text:p>
          </table:table-cell>
          <table:table-cell table:style-name="ACE-0x7f1fd931e1e8" office:value-type="float" office:value="394">
            <text:p>394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1.9975">
            <text:p>51.998</text:p>
          </table:table-cell>
          <table:table-cell table:style-name="ACE-0x7f1fd931e0c0" office:value-type="float" office:value="-100.643611111111">
            <text:p>−100.644</text:p>
          </table:table-cell>
          <table:table-cell table:style-name="ACE-0x7f1fd931e1e8" office:value-type="float" office:value="366">
            <text:p>366</text:p>
          </table:table-cell>
          <table:table-cell table:style-name="ACE-0x7f1fd931e1e8" office:value-type="float" office:value="394">
            <text:p>394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2.0197222222222">
            <text:p>52.020</text:p>
          </table:table-cell>
          <table:table-cell table:style-name="ACE-0x7f1fd931e0c0" office:value-type="float" office:value="-101.3225">
            <text:p>−101.323</text:p>
          </table:table-cell>
          <table:table-cell table:style-name="ACE-0x7f1fd931e1e8" office:value-type="float" office:value="359">
            <text:p>359</text:p>
          </table:table-cell>
          <table:table-cell table:style-name="ACE-0x7f1fd931e1e8" office:value-type="float" office:value="385">
            <text:p>385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2.0266666666667">
            <text:p>52.027</text:p>
          </table:table-cell>
          <table:table-cell table:style-name="ACE-0x7f1fd931e0c0" office:value-type="float" office:value="-100.692777777778">
            <text:p>−100.693</text:p>
          </table:table-cell>
          <table:table-cell table:style-name="ACE-0x7f1fd931e1e8" office:value-type="float" office:value="373">
            <text:p>373</text:p>
          </table:table-cell>
          <table:table-cell table:style-name="ACE-0x7f1fd931e1e8" office:value-type="float" office:value="401">
            <text:p>401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2.0419444444444">
            <text:p>52.042</text:p>
          </table:table-cell>
          <table:table-cell table:style-name="ACE-0x7f1fd931e0c0" office:value-type="float" office:value="-101.394166666667">
            <text:p>−101.394</text:p>
          </table:table-cell>
          <table:table-cell table:style-name="ACE-0x7f1fd931e1e8" office:value-type="float" office:value="359">
            <text:p>359</text:p>
          </table:table-cell>
          <table:table-cell table:style-name="ACE-0x7f1fd931e1e8" office:value-type="float" office:value="384">
            <text:p>384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2.0658333333333">
            <text:p>52.066</text:p>
          </table:table-cell>
          <table:table-cell table:style-name="ACE-0x7f1fd931e0c0" office:value-type="float" office:value="-100.940833333333">
            <text:p>−100.941</text:p>
          </table:table-cell>
          <table:table-cell table:style-name="ACE-0x7f1fd931e1e8" office:value-type="float" office:value="371">
            <text:p>371</text:p>
          </table:table-cell>
          <table:table-cell table:style-name="ACE-0x7f1fd931e1e8" office:value-type="float" office:value="398">
            <text:p>398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2.0825">
            <text:p>52.083</text:p>
          </table:table-cell>
          <table:table-cell table:style-name="ACE-0x7f1fd931e0c0" office:value-type="float" office:value="-100.797777777778">
            <text:p>−100.798</text:p>
          </table:table-cell>
          <table:table-cell table:style-name="ACE-0x7f1fd931e1e8" office:value-type="float" office:value="376">
            <text:p>376</text:p>
          </table:table-cell>
          <table:table-cell table:style-name="ACE-0x7f1fd931e1e8" office:value-type="float" office:value="404">
            <text:p>404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2.1041666666667">
            <text:p>52.104</text:p>
          </table:table-cell>
          <table:table-cell table:style-name="ACE-0x7f1fd931e0c0" office:value-type="float" office:value="-101.418055555556">
            <text:p>−101.418</text:p>
          </table:table-cell>
          <table:table-cell table:style-name="ACE-0x7f1fd931e1e8" office:value-type="float" office:value="359">
            <text:p>359</text:p>
          </table:table-cell>
          <table:table-cell table:style-name="ACE-0x7f1fd931e1e8" office:value-type="float" office:value="384">
            <text:p>384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2.2288888888889">
            <text:p>52.229</text:p>
          </table:table-cell>
          <table:table-cell table:style-name="ACE-0x7f1fd931e0c0" office:value-type="float" office:value="-101.406111111111">
            <text:p>−101.406</text:p>
          </table:table-cell>
          <table:table-cell table:style-name="ACE-0x7f1fd931e1e8" office:value-type="float" office:value="369">
            <text:p>369</text:p>
          </table:table-cell>
          <table:table-cell table:style-name="ACE-0x7f1fd931e1e8" office:value-type="float" office:value="395">
            <text:p>395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2.2688888888889">
            <text:p>52.269</text:p>
          </table:table-cell>
          <table:table-cell table:style-name="ACE-0x7f1fd931e0c0" office:value-type="float" office:value="-101.322777777778">
            <text:p>−101.323</text:p>
          </table:table-cell>
          <table:table-cell table:style-name="ACE-0x7f1fd931e1e8" office:value-type="float" office:value="371">
            <text:p>371</text:p>
          </table:table-cell>
          <table:table-cell table:style-name="ACE-0x7f1fd931e1e8" office:value-type="float" office:value="397">
            <text:p>397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2.4519444444445">
            <text:p>52.452</text:p>
          </table:table-cell>
          <table:table-cell table:style-name="ACE-0x7f1fd931e0c0" office:value-type="float" office:value="-101.128055555556">
            <text:p>−101.128</text:p>
          </table:table-cell>
          <table:table-cell table:style-name="ACE-0x7f1fd931e1e8" office:value-type="float" office:value="390">
            <text:p>390</text:p>
          </table:table-cell>
          <table:table-cell table:style-name="ACE-0x7f1fd931e1e8" office:value-type="float" office:value="417">
            <text:p>417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2.7641666666667">
            <text:p>52.764</text:p>
          </table:table-cell>
          <table:table-cell table:style-name="ACE-0x7f1fd931e0c0" office:value-type="float" office:value="-102.215277777778">
            <text:p>−102.215</text:p>
          </table:table-cell>
          <table:table-cell table:style-name="ACE-0x7f1fd931e1e8" office:value-type="float" office:value="373">
            <text:p>373</text:p>
          </table:table-cell>
          <table:table-cell table:style-name="ACE-0x7f1fd931e1e8" office:value-type="float" office:value="400">
            <text:p>400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2.7716666666667">
            <text:p>52.772</text:p>
          </table:table-cell>
          <table:table-cell table:style-name="ACE-0x7f1fd931e0c0" office:value-type="float" office:value="-101.804166666667">
            <text:p>−101.804</text:p>
          </table:table-cell>
          <table:table-cell table:style-name="ACE-0x7f1fd931e1e8" office:value-type="float" office:value="378">
            <text:p>378</text:p>
          </table:table-cell>
          <table:table-cell table:style-name="ACE-0x7f1fd931e1e8" office:value-type="float" office:value="405">
            <text:p>405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2.78">
            <text:p>52.780</text:p>
          </table:table-cell>
          <table:table-cell table:style-name="ACE-0x7f1fd931e0c0" office:value-type="float" office:value="-101.608055555556">
            <text:p>−101.608</text:p>
          </table:table-cell>
          <table:table-cell table:style-name="ACE-0x7f1fd931e1e8" office:value-type="float" office:value="384">
            <text:p>384</text:p>
          </table:table-cell>
          <table:table-cell table:style-name="ACE-0x7f1fd931e1e8" office:value-type="float" office:value="411">
            <text:p>411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2.8294444444444">
            <text:p>52.829</text:p>
          </table:table-cell>
          <table:table-cell table:style-name="ACE-0x7f1fd931e0c0" office:value-type="float" office:value="-102.379166666667">
            <text:p>−102.379</text:p>
          </table:table-cell>
          <table:table-cell table:style-name="ACE-0x7f1fd931e1e8" office:value-type="float" office:value="373">
            <text:p>373</text:p>
          </table:table-cell>
          <table:table-cell table:style-name="ACE-0x7f1fd931e1e8" office:value-type="float" office:value="400">
            <text:p>400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2.91">
            <text:p>52.910</text:p>
          </table:table-cell>
          <table:table-cell table:style-name="ACE-0x7f1fd931e0c0" office:value-type="float" office:value="-102.381388888889">
            <text:p>−102.381</text:p>
          </table:table-cell>
          <table:table-cell table:style-name="ACE-0x7f1fd931e1e8" office:value-type="float" office:value="377">
            <text:p>377</text:p>
          </table:table-cell>
          <table:table-cell table:style-name="ACE-0x7f1fd931e1e8" office:value-type="float" office:value="404">
            <text:p>404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2.9813888888889">
            <text:p>52.981</text:p>
          </table:table-cell>
          <table:table-cell table:style-name="ACE-0x7f1fd931e0c0" office:value-type="float" office:value="-102.345833333333">
            <text:p>−102.346</text:p>
          </table:table-cell>
          <table:table-cell table:style-name="ACE-0x7f1fd931e1e8" office:value-type="float" office:value="381">
            <text:p>381</text:p>
          </table:table-cell>
          <table:table-cell table:style-name="ACE-0x7f1fd931e1e8" office:value-type="float" office:value="408">
            <text:p>408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3.0422222222222">
            <text:p>53.042</text:p>
          </table:table-cell>
          <table:table-cell table:style-name="ACE-0x7f1fd931e0c0" office:value-type="float" office:value="-102.315833333333">
            <text:p>−102.316</text:p>
          </table:table-cell>
          <table:table-cell table:style-name="ACE-0x7f1fd931e1e8" office:value-type="float" office:value="381">
            <text:p>381</text:p>
          </table:table-cell>
          <table:table-cell table:style-name="ACE-0x7f1fd931e1e8" office:value-type="float" office:value="408">
            <text:p>408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3.0983333333333">
            <text:p>53.098</text:p>
          </table:table-cell>
          <table:table-cell table:style-name="ACE-0x7f1fd931e0c0" office:value-type="float" office:value="-103.7575">
            <text:p>−103.757</text:p>
          </table:table-cell>
          <table:table-cell table:style-name="ACE-0x7f1fd931e1e8" office:value-type="float" office:value="387">
            <text:p>387</text:p>
          </table:table-cell>
          <table:table-cell table:style-name="ACE-0x7f1fd931e1e8" office:value-type="float" office:value="413">
            <text:p>413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3.1">
            <text:p>53.100</text:p>
          </table:table-cell>
          <table:table-cell table:style-name="ACE-0x7f1fd931e0c0" office:value-type="float" office:value="-103.586944444444">
            <text:p>−103.587</text:p>
          </table:table-cell>
          <table:table-cell table:style-name="ACE-0x7f1fd931e1e8" office:value-type="float" office:value="368">
            <text:p>368</text:p>
          </table:table-cell>
          <table:table-cell table:style-name="ACE-0x7f1fd931e1e8" office:value-type="float" office:value="394">
            <text:p>394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3.1061111111111">
            <text:p>53.106</text:p>
          </table:table-cell>
          <table:table-cell table:style-name="ACE-0x7f1fd931e0c0" office:value-type="float" office:value="-103.464722222222">
            <text:p>−103.465</text:p>
          </table:table-cell>
          <table:table-cell table:style-name="ACE-0x7f1fd931e1e8" office:value-type="float" office:value="374">
            <text:p>374</text:p>
          </table:table-cell>
          <table:table-cell table:style-name="ACE-0x7f1fd931e1e8" office:value-type="float" office:value="400">
            <text:p>400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3.1383333333333">
            <text:p>53.138</text:p>
          </table:table-cell>
          <table:table-cell table:style-name="ACE-0x7f1fd931e0c0" office:value-type="float" office:value="-103.318333333333">
            <text:p>−103.318</text:p>
          </table:table-cell>
          <table:table-cell table:style-name="ACE-0x7f1fd931e1e8" office:value-type="float" office:value="371">
            <text:p>371</text:p>
          </table:table-cell>
          <table:table-cell table:style-name="ACE-0x7f1fd931e1e8" office:value-type="float" office:value="397">
            <text:p>397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3.1391666666667">
            <text:p>53.139</text:p>
          </table:table-cell>
          <table:table-cell table:style-name="ACE-0x7f1fd931e0c0" office:value-type="float" office:value="-103.309722222222">
            <text:p>−103.310</text:p>
          </table:table-cell>
          <table:table-cell table:style-name="ACE-0x7f1fd931e1e8" office:value-type="float" office:value="371">
            <text:p>371</text:p>
          </table:table-cell>
          <table:table-cell table:style-name="ACE-0x7f1fd931e1e8" office:value-type="float" office:value="397">
            <text:p>397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3.1658333333333">
            <text:p>53.166</text:p>
          </table:table-cell>
          <table:table-cell table:style-name="ACE-0x7f1fd931e0c0" office:value-type="float" office:value="-102.201666666667">
            <text:p>−102.202</text:p>
          </table:table-cell>
          <table:table-cell table:style-name="ACE-0x7f1fd931e1e8" office:value-type="float" office:value="395">
            <text:p>395</text:p>
          </table:table-cell>
          <table:table-cell table:style-name="ACE-0x7f1fd931e1e8" office:value-type="float" office:value="423">
            <text:p>423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3.2280555555556">
            <text:p>53.228</text:p>
          </table:table-cell>
          <table:table-cell table:style-name="ACE-0x7f1fd931e0c0" office:value-type="float" office:value="-102.963888888889">
            <text:p>−102.964</text:p>
          </table:table-cell>
          <table:table-cell table:style-name="ACE-0x7f1fd931e1e8" office:value-type="float" office:value="379">
            <text:p>379</text:p>
          </table:table-cell>
          <table:table-cell table:style-name="ACE-0x7f1fd931e1e8" office:value-type="float" office:value="406">
            <text:p>406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3.235">
            <text:p>53.235</text:p>
          </table:table-cell>
          <table:table-cell table:style-name="ACE-0x7f1fd931e0c0" office:value-type="float" office:value="-102.94">
            <text:p>−102.940</text:p>
          </table:table-cell>
          <table:table-cell table:style-name="ACE-0x7f1fd931e1e8" office:value-type="float" office:value="381">
            <text:p>381</text:p>
          </table:table-cell>
          <table:table-cell table:style-name="ACE-0x7f1fd931e1e8" office:value-type="float" office:value="408">
            <text:p>408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3.2730555555556">
            <text:p>53.273</text:p>
          </table:table-cell>
          <table:table-cell table:style-name="ACE-0x7f1fd931e0c0" office:value-type="float" office:value="-104.075555555556">
            <text:p>−104.076</text:p>
          </table:table-cell>
          <table:table-cell table:style-name="ACE-0x7f1fd931e1e8" office:value-type="float" office:value="375">
            <text:p>375</text:p>
          </table:table-cell>
          <table:table-cell table:style-name="ACE-0x7f1fd931e1e8" office:value-type="float" office:value="401">
            <text:p>401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3.2936111111111">
            <text:p>53.294</text:p>
          </table:table-cell>
          <table:table-cell table:style-name="ACE-0x7f1fd931e0c0" office:value-type="float" office:value="-102.122777777778">
            <text:p>−102.123</text:p>
          </table:table-cell>
          <table:table-cell table:style-name="ACE-0x7f1fd931e1e8" office:value-type="float" office:value="394">
            <text:p>394</text:p>
          </table:table-cell>
          <table:table-cell table:style-name="ACE-0x7f1fd931e1e8" office:value-type="float" office:value="422">
            <text:p>422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3.4238888888889">
            <text:p>53.424</text:p>
          </table:table-cell>
          <table:table-cell table:style-name="ACE-0x7f1fd931e0c0" office:value-type="float" office:value="-102.088888888889">
            <text:p>−102.089</text:p>
          </table:table-cell>
          <table:table-cell table:style-name="ACE-0x7f1fd931e1e8" office:value-type="float" office:value="394">
            <text:p>394</text:p>
          </table:table-cell>
          <table:table-cell table:style-name="ACE-0x7f1fd931e1e8" office:value-type="float" office:value="422">
            <text:p>422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3.4380555555556">
            <text:p>53.438</text:p>
          </table:table-cell>
          <table:table-cell table:style-name="ACE-0x7f1fd931e0c0" office:value-type="float" office:value="-104.128333333333">
            <text:p>−104.128</text:p>
          </table:table-cell>
          <table:table-cell table:style-name="ACE-0x7f1fd931e1e8" office:value-type="float" office:value="373">
            <text:p>373</text:p>
          </table:table-cell>
          <table:table-cell table:style-name="ACE-0x7f1fd931e1e8" office:value-type="float" office:value="399">
            <text:p>399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3.4483333333333">
            <text:p>53.448</text:p>
          </table:table-cell>
          <table:table-cell table:style-name="ACE-0x7f1fd931e0c0" office:value-type="float" office:value="-104.153333333333">
            <text:p>−104.153</text:p>
          </table:table-cell>
          <table:table-cell table:style-name="ACE-0x7f1fd931e1e8" office:value-type="float" office:value="376">
            <text:p>376</text:p>
          </table:table-cell>
          <table:table-cell table:style-name="ACE-0x7f1fd931e1e8" office:value-type="float" office:value="402">
            <text:p>402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3.6147222222222">
            <text:p>53.615</text:p>
          </table:table-cell>
          <table:table-cell table:style-name="ACE-0x7f1fd931e0c0" office:value-type="float" office:value="-104.061944444444">
            <text:p>−104.062</text:p>
          </table:table-cell>
          <table:table-cell table:style-name="ACE-0x7f1fd931e1e8" office:value-type="float" office:value="384">
            <text:p>384</text:p>
          </table:table-cell>
          <table:table-cell table:style-name="ACE-0x7f1fd931e1e8" office:value-type="float" office:value="411">
            <text:p>411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3.8663018334174">
            <text:p>53.866</text:p>
          </table:table-cell>
          <table:table-cell table:style-name="ACE-0x7f1fd931e0c0" office:value-type="float" office:value="-104.094308870391">
            <text:p>−104.094</text:p>
          </table:table-cell>
          <table:table-cell table:style-name="ACE-0x7f1fd931e1e8" office:value-type="float" office:value="391">
            <text:p>391</text:p>
          </table:table-cell>
          <table:table-cell table:style-name="ACE-0x7f1fd931e1e8" office:value-type="float" office:value="418">
            <text:p>418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4.1346455483496">
            <text:p>54.135</text:p>
          </table:table-cell>
          <table:table-cell table:style-name="ACE-0x7f1fd931e0c0" office:value-type="float" office:value="-104.014373852226">
            <text:p>−104.014</text:p>
          </table:table-cell>
          <table:table-cell table:style-name="ACE-0x7f1fd931e1e8" office:value-type="float" office:value="407">
            <text:p>407</text:p>
          </table:table-cell>
          <table:table-cell table:style-name="ACE-0x7f1fd931e1e8" office:value-type="float" office:value="434">
            <text:p>434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4.4644444444444">
            <text:p>54.464</text:p>
          </table:table-cell>
          <table:table-cell table:style-name="ACE-0x7f1fd931e0c0" office:value-type="float" office:value="-104.187222222222">
            <text:p>−104.187</text:p>
          </table:table-cell>
          <table:table-cell table:style-name="ACE-0x7f1fd931e1e8" office:value-type="float" office:value="419">
            <text:p>419</text:p>
          </table:table-cell>
          <table:table-cell table:style-name="ACE-0x7f1fd931e1e8" office:value-type="float" office:value="447">
            <text:p>447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4.5127777777778">
            <text:p>54.513</text:p>
          </table:table-cell>
          <table:table-cell table:style-name="ACE-0x7f1fd931e0c0" office:value-type="float" office:value="-104.225">
            <text:p>−104.225</text:p>
          </table:table-cell>
          <table:table-cell table:style-name="ACE-0x7f1fd931e1e8" office:value-type="float" office:value="418">
            <text:p>418</text:p>
          </table:table-cell>
          <table:table-cell table:style-name="ACE-0x7f1fd931e1e8" office:value-type="float" office:value="446">
            <text:p>446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4.5458333333333">
            <text:p>54.546</text:p>
          </table:table-cell>
          <table:table-cell table:style-name="ACE-0x7f1fd931e0c0" office:value-type="float" office:value="-104.221944444444">
            <text:p>−104.222</text:p>
          </table:table-cell>
          <table:table-cell table:style-name="ACE-0x7f1fd931e1e8" office:value-type="float" office:value="419">
            <text:p>419</text:p>
          </table:table-cell>
          <table:table-cell table:style-name="ACE-0x7f1fd931e1e8" office:value-type="float" office:value="447">
            <text:p>447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4.6038888888889">
            <text:p>54.604</text:p>
          </table:table-cell>
          <table:table-cell table:style-name="ACE-0x7f1fd931e0c0" office:value-type="float" office:value="-104.21">
            <text:p>−104.210</text:p>
          </table:table-cell>
          <table:table-cell table:style-name="ACE-0x7f1fd931e1e8" office:value-type="float" office:value="423">
            <text:p>423</text:p>
          </table:table-cell>
          <table:table-cell table:style-name="ACE-0x7f1fd931e1e8" office:value-type="float" office:value="451">
            <text:p>451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4.6038888888889">
            <text:p>54.604</text:p>
          </table:table-cell>
          <table:table-cell table:style-name="ACE-0x7f1fd931e0c0" office:value-type="float" office:value="-104.21">
            <text:p>−104.210</text:p>
          </table:table-cell>
          <table:table-cell table:style-name="ACE-0x7f1fd931e1e8" office:value-type="float" office:value="423">
            <text:p>423</text:p>
          </table:table-cell>
          <table:table-cell table:style-name="ACE-0x7f1fd931e1e8" office:value-type="float" office:value="451">
            <text:p>451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4.6047222222222">
            <text:p>54.605</text:p>
          </table:table-cell>
          <table:table-cell table:style-name="ACE-0x7f1fd931e0c0" office:value-type="float" office:value="-104.092222222222">
            <text:p>−104.092</text:p>
          </table:table-cell>
          <table:table-cell table:style-name="ACE-0x7f1fd931e1e8" office:value-type="float" office:value="432">
            <text:p>432</text:p>
          </table:table-cell>
          <table:table-cell table:style-name="ACE-0x7f1fd931e1e8" office:value-type="float" office:value="460">
            <text:p>460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4.6325">
            <text:p>54.633</text:p>
          </table:table-cell>
          <table:table-cell table:style-name="ACE-0x7f1fd931e0c0" office:value-type="float" office:value="-104.104722222222">
            <text:p>−104.105</text:p>
          </table:table-cell>
          <table:table-cell table:style-name="ACE-0x7f1fd931e1e8" office:value-type="float" office:value="432">
            <text:p>432</text:p>
          </table:table-cell>
          <table:table-cell table:style-name="ACE-0x7f1fd931e1e8" office:value-type="float" office:value="460">
            <text:p>460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4.8227777777778">
            <text:p>54.823</text:p>
          </table:table-cell>
          <table:table-cell table:style-name="ACE-0x7f1fd931e0c0" office:value-type="float" office:value="-104.626388888889">
            <text:p>−104.626</text:p>
          </table:table-cell>
          <table:table-cell table:style-name="ACE-0x7f1fd931e1e8" office:value-type="float" office:value="437">
            <text:p>437</text:p>
          </table:table-cell>
          <table:table-cell table:style-name="ACE-0x7f1fd931e1e8" office:value-type="float" office:value="466">
            <text:p>466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4.8888888888889">
            <text:p>54.889</text:p>
          </table:table-cell>
          <table:table-cell table:style-name="ACE-0x7f1fd931e0c0" office:value-type="float" office:value="-104.386944444444">
            <text:p>−104.387</text:p>
          </table:table-cell>
          <table:table-cell table:style-name="ACE-0x7f1fd931e1e8" office:value-type="float" office:value="440">
            <text:p>440</text:p>
          </table:table-cell>
          <table:table-cell table:style-name="ACE-0x7f1fd931e1e8" office:value-type="float" office:value="469">
            <text:p>469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>
          <table:table-cell table:style-name="ACE-0x7f1fd931e0c0" office:value-type="float" office:value="54.9036111111111">
            <text:p>54.904</text:p>
          </table:table-cell>
          <table:table-cell table:style-name="ACE-0x7f1fd931e0c0" office:value-type="float" office:value="-104.315">
            <text:p>−104.315</text:p>
          </table:table-cell>
          <table:table-cell table:style-name="ACE-0x7f1fd931e1e8" office:value-type="float" office:value="450">
            <text:p>450</text:p>
          </table:table-cell>
          <table:table-cell table:style-name="ACE-0x7f1fd931e1e8" office:value-type="float" office:value="479">
            <text:p>479</text:p>
          </table:table-cell>
          <table:table-cell table:style-name="ACE-0x7f1fd931e1e8" office:value-type="string">
            <text:p>Differential GPS</text:p>
          </table:table-cell>
          <table:table-cell table:style-name="ACE-0x7f1fd931e1e8" office:value-type="string">
            <text:p>Rayburn, 1997; Rayburn and Teller, 2007</text:p>
          </table:table-cell>
          <table:table-cell table:number-columns-repeated="250" table:style-name="ACE-0x7f1fd931e1e8"/>
        </table:table-row>
        <table:table-row table:style-name="AROW-1" table:number-rows-repeated="3">
          <table:table-cell table:number-columns-repeated="256"/>
        </table:table-row>
        <table:table-row table:style-name="AROW-0" table:number-rows-repeated="65426">
          <table:table-cell table:number-columns-repeated="256"/>
        </table:table-row>
        <table:named-expressions>
          <table:named-expression table:name="Print_Area" table:expression="of:=#REF!" table:base-cell-address="$'Upper_Campbell'.$A$1"/>
          <table:named-expression table:name="Sheet_Title" table:expression="of:=&quot;Upper_Campbell&quot;" table:base-cell-address="$'Upper_Campbell'.$A$1"/>
        </table:named-expressions>
        <gnm:selections gnm:cursor-col="0" gnm:cursor-row="0">
          <gnm:selection gnm:start-col="0" gnm:start-row="0" gnm:end-col="5" gnm:end-row="0"/>
        </gnm:selections>
      </table:table>
      <table:table table:name="North_McConnell" table:style-name="ta-0x7f1fd93097d0" table:print="true">
        <office:forms form:automatic-focus="false" form:apply-design-mode="false">
          <form:form/>
        </office:forms>
        <table:table-column table:default-cell-style-name="ACE-0x7f1fd931e310" table:style-name="ACOL-8"/>
        <table:table-column table:default-cell-style-name="ACE-0x7f1fd931e310" table:style-name="ACOL-3"/>
        <table:table-column table:default-cell-style-name="ACE-0x7f1fd931e438" table:style-name="ACOL-9"/>
        <table:table-column table:default-cell-style-name="ACE-0x7f1fd931e438" table:style-name="ACOL-10"/>
        <table:table-column table:default-cell-style-name="ACE-0x7f1fd931e438" table:style-name="ACOL-14"/>
        <table:table-column table:default-cell-style-name="ACE-0x7f1fd931e438" table:style-name="ACOL-0"/>
        <table:table-column table:default-cell-style-name="ACE-0x7f1fd931e438" table:style-name="ACOL-0" table:number-columns-repeated="250"/>
        <table:table-row table:style-name="AROW-1">
          <table:table-cell table:style-name="ACE-0x7f1fd931e310" office:value-type="string">
            <text:p>Latitude</text:p>
          </table:table-cell>
          <table:table-cell table:style-name="ACE-0x7f1fd931e310" office:value-type="string">
            <text:p>Longitude</text:p>
          </table:table-cell>
          <table:table-cell table:style-name="ACE-0x7f1fd931e438" office:value-type="string">
            <text:p>Ellipsoidal height</text:p>
          </table:table-cell>
          <table:table-cell table:style-name="ACE-0x7f1fd931e438" office:value-type="string">
            <text:p>Orthometric height</text:p>
          </table:table-cell>
          <table:table-cell table:style-name="ACE-0x7f1fd931e438" office:value-type="string">
            <text:p>measurement method</text:p>
          </table:table-cell>
          <table:table-cell table:style-name="ACE-0x7f1fd931e438" office:value-type="string">
            <text:p>Reference</text:p>
          </table:table-cell>
          <table:table-cell table:number-columns-repeated="250" table:style-name="ACE-0x7f1fd931e438"/>
        </table:table-row>
        <table:table-row table:style-name="AROW-1">
          <table:table-cell table:style-name="ACE-0x7f1fd931e310" office:value-type="float" office:value="65.021714">
            <text:p>65.022</text:p>
          </table:table-cell>
          <table:table-cell table:style-name="ACE-0x7f1fd931e310" office:value-type="float" office:value="-123.884">
            <text:p>−123.884</text:p>
          </table:table-cell>
          <table:table-cell table:style-name="ACE-0x7f1fd931e438" office:value-type="float" office:value="178">
            <text:p>178</text:p>
          </table:table-cell>
          <table:table-cell table:style-name="ACE-0x7f1fd931e438" office:value-type="float" office:value="190">
            <text:p>190</text:p>
          </table:table-cell>
          <table:table-cell table:style-name="ACE-0x7f1fd931e438" office:value-type="string">
            <text:p>unknown, likely topo map</text:p>
          </table:table-cell>
          <table:table-cell table:style-name="ACE-0x7f1fd931e438" office:value-type="string">
            <text:p>Smith, 1994</text:p>
          </table:table-cell>
          <table:table-cell table:number-columns-repeated="250" table:style-name="ACE-0x7f1fd931e438"/>
        </table:table-row>
        <table:table-row table:style-name="AROW-1">
          <table:table-cell table:style-name="ACE-0x7f1fd931e310" office:value-type="float" office:value="67.267124">
            <text:p>67.267</text:p>
          </table:table-cell>
          <table:table-cell table:style-name="ACE-0x7f1fd931e310" office:value-type="float" office:value="-117.835374">
            <text:p>−117.835</text:p>
          </table:table-cell>
          <table:table-cell table:style-name="ACE-0x7f1fd931e438" office:value-type="float" office:value="290">
            <text:p>290</text:p>
          </table:table-cell>
          <table:table-cell table:style-name="ACE-0x7f1fd931e438" office:value-type="float" office:value="308">
            <text:p>308</text:p>
          </table:table-cell>
          <table:table-cell table:style-name="ACE-0x7f1fd931e438" office:value-type="string">
            <text:p>unknown, likely topo map</text:p>
          </table:table-cell>
          <table:table-cell table:style-name="ACE-0x7f1fd931e438" office:value-type="string">
            <text:p>Smith, 1994</text:p>
          </table:table-cell>
          <table:table-cell table:number-columns-repeated="250" table:style-name="ACE-0x7f1fd931e438"/>
        </table:table-row>
        <table:table-row table:style-name="AROW-1">
          <table:table-cell table:style-name="ACE-0x7f1fd931e310" office:value-type="float" office:value="66.62883">
            <text:p>66.629</text:p>
          </table:table-cell>
          <table:table-cell table:style-name="ACE-0x7f1fd931e310" office:value-type="float" office:value="-118.125131">
            <text:p>−118.125</text:p>
          </table:table-cell>
          <table:table-cell table:style-name="ACE-0x7f1fd931e438" office:value-type="float" office:value="296">
            <text:p>296</text:p>
          </table:table-cell>
          <table:table-cell table:style-name="ACE-0x7f1fd931e438" office:value-type="float" office:value="313">
            <text:p>313</text:p>
          </table:table-cell>
          <table:table-cell table:style-name="ACE-0x7f1fd931e438" office:value-type="string">
            <text:p>unknown, likely topo map</text:p>
          </table:table-cell>
          <table:table-cell table:style-name="ACE-0x7f1fd931e438" office:value-type="string">
            <text:p>Smith, 1994</text:p>
          </table:table-cell>
          <table:table-cell table:number-columns-repeated="250" table:style-name="ACE-0x7f1fd931e438"/>
        </table:table-row>
        <table:table-row table:style-name="AROW-1" table:number-rows-repeated="3">
          <table:table-cell table:number-columns-repeated="256"/>
        </table:table-row>
        <table:table-row table:style-name="AROW-0" table:number-rows-repeated="65529">
          <table:table-cell table:number-columns-repeated="256"/>
        </table:table-row>
        <table:named-expressions>
          <table:named-expression table:name="Print_Area" table:expression="of:=#REF!" table:base-cell-address="$'North_McConnell'.$A$1"/>
          <table:named-expression table:name="Sheet_Title" table:expression="of:=&quot;North_McConnell&quot;" table:base-cell-address="$'North_McConnell'.$A$1"/>
        </table:named-expressions>
        <gnm:selections gnm:cursor-col="2" gnm:cursor-row="7">
          <gnm:selection gnm:start-col="2" gnm:start-row="7" gnm:end-col="2" gnm:end-row="7"/>
        </gnm:selections>
      </table:table>
      <table:table table:name="South_McConnell" table:style-name="ta-0x7f1fd93099c0" table:print="true">
        <office:forms form:automatic-focus="false" form:apply-design-mode="false">
          <form:form/>
        </office:forms>
        <table:table-column table:default-cell-style-name="ACE-0x7f1fd931e560" table:style-name="ACOL-15"/>
        <table:table-column table:default-cell-style-name="ACE-0x7f1fd931e560" table:style-name="ACOL-16"/>
        <table:table-column table:default-cell-style-name="ACE-0x7f1fd931e688" table:style-name="ACOL-0" table:number-columns-repeated="2"/>
        <table:table-column table:default-cell-style-name="ACE-0x7f1fd931e688" table:style-name="ACOL-17"/>
        <table:table-column table:default-cell-style-name="ACE-0x7f1fd931e688" table:style-name="ACOL-0"/>
        <table:table-column table:default-cell-style-name="ACE-0x7f1fd931e688" table:style-name="ACOL-0" table:number-columns-repeated="250"/>
        <table:table-row table:style-name="AROW-1">
          <table:table-cell table:style-name="ACE-0x7f1fd931e560" office:value-type="string">
            <text:p>Latitude</text:p>
          </table:table-cell>
          <table:table-cell table:style-name="ACE-0x7f1fd931e560" office:value-type="string">
            <text:p>Longitude</text:p>
          </table:table-cell>
          <table:table-cell table:style-name="ACE-0x7f1fd931e688" office:value-type="string">
            <text:p>Ellipsoidal height</text:p>
          </table:table-cell>
          <table:table-cell table:style-name="ACE-0x7f1fd931e688" office:value-type="string">
            <text:p>Orthometric height</text:p>
          </table:table-cell>
          <table:table-cell table:style-name="ACE-0x7f1fd931e688" office:value-type="string">
            <text:p>measurement method</text:p>
          </table:table-cell>
          <table:table-cell table:style-name="ACE-0x7f1fd931e688" office:value-type="string">
            <text:p>Reference</text:p>
          </table:table-cell>
          <table:table-cell table:number-columns-repeated="250" table:style-name="ACE-0x7f1fd931e688"/>
        </table:table-row>
        <table:table-row table:style-name="AROW-1">
          <table:table-cell table:style-name="ACE-0x7f1fd931e560" office:value-type="float" office:value="61.682661">
            <text:p>61.683</text:p>
          </table:table-cell>
          <table:table-cell table:style-name="ACE-0x7f1fd931e560" office:value-type="float" office:value="-120.267419">
            <text:p>−120.267</text:p>
          </table:table-cell>
          <table:table-cell table:style-name="ACE-0x7f1fd931e688" office:value-type="float" office:value="180">
            <text:p>180</text:p>
          </table:table-cell>
          <table:table-cell table:style-name="ACE-0x7f1fd931e688" office:value-type="float" office:value="195">
            <text:p>195</text:p>
          </table:table-cell>
          <table:table-cell table:style-name="ACE-0x7f1fd931e688" office:value-type="string">
            <text:p>unknown, likely topo map</text:p>
          </table:table-cell>
          <table:table-cell table:style-name="ACE-0x7f1fd931e688" office:value-type="string">
            <text:p>Smith, 1994</text:p>
          </table:table-cell>
          <table:table-cell table:number-columns-repeated="250" table:style-name="ACE-0x7f1fd931e688"/>
        </table:table-row>
        <table:table-row table:style-name="AROW-1">
          <table:table-cell table:style-name="ACE-0x7f1fd931e560" office:value-type="float" office:value="58.620326">
            <text:p>58.620</text:p>
          </table:table-cell>
          <table:table-cell table:style-name="ACE-0x7f1fd931e560" office:value-type="float" office:value="-109.921144">
            <text:p>−109.921</text:p>
          </table:table-cell>
          <table:table-cell table:style-name="ACE-0x7f1fd931e688" office:value-type="float" office:value="315">
            <text:p>315</text:p>
          </table:table-cell>
          <table:table-cell table:style-name="ACE-0x7f1fd931e688" office:value-type="float" office:value="346">
            <text:p>346</text:p>
          </table:table-cell>
          <table:table-cell table:style-name="ACE-0x7f1fd931e688" office:value-type="string">
            <text:p>unknown, likely topo map</text:p>
          </table:table-cell>
          <table:table-cell table:style-name="ACE-0x7f1fd931e688" office:value-type="string">
            <text:p>Smith, 1994</text:p>
          </table:table-cell>
          <table:table-cell table:number-columns-repeated="250" table:style-name="ACE-0x7f1fd931e688"/>
        </table:table-row>
        <table:table-row table:style-name="AROW-1">
          <table:table-cell table:style-name="ACE-0x7f1fd931e560" office:value-type="float" office:value="57.623152">
            <text:p>57.623</text:p>
          </table:table-cell>
          <table:table-cell table:style-name="ACE-0x7f1fd931e560" office:value-type="float" office:value="-111.494701">
            <text:p>−111.495</text:p>
          </table:table-cell>
          <table:table-cell table:style-name="ACE-0x7f1fd931e688" office:value-type="float" office:value="295">
            <text:p>295</text:p>
          </table:table-cell>
          <table:table-cell table:style-name="ACE-0x7f1fd931e688" office:value-type="float" office:value="322">
            <text:p>322</text:p>
          </table:table-cell>
          <table:table-cell table:style-name="ACE-0x7f1fd931e688" office:value-type="string">
            <text:p>unknown, likely topo map</text:p>
          </table:table-cell>
          <table:table-cell table:style-name="ACE-0x7f1fd931e688" office:value-type="string">
            <text:p>Smith, 1994</text:p>
          </table:table-cell>
          <table:table-cell table:number-columns-repeated="250" table:style-name="ACE-0x7f1fd931e688"/>
        </table:table-row>
        <table:table-row table:style-name="AROW-1">
          <table:table-cell table:style-name="ACE-0x7f1fd931e560" office:value-type="float" office:value="58.816266">
            <text:p>58.816</text:p>
          </table:table-cell>
          <table:table-cell table:style-name="ACE-0x7f1fd931e560" office:value-type="float" office:value="-110.952476">
            <text:p>−110.952</text:p>
          </table:table-cell>
          <table:table-cell table:style-name="ACE-0x7f1fd931e688" office:value-type="float" office:value="306">
            <text:p>306</text:p>
          </table:table-cell>
          <table:table-cell table:style-name="ACE-0x7f1fd931e688" office:value-type="float" office:value="336">
            <text:p>336</text:p>
          </table:table-cell>
          <table:table-cell table:style-name="ACE-0x7f1fd931e688" office:value-type="string">
            <text:p>unknown, likely topo map</text:p>
          </table:table-cell>
          <table:table-cell table:style-name="ACE-0x7f1fd931e688" office:value-type="string">
            <text:p>Smith, 1994</text:p>
          </table:table-cell>
          <table:table-cell table:number-columns-repeated="250" table:style-name="ACE-0x7f1fd931e688"/>
        </table:table-row>
        <table:table-row table:style-name="AROW-1">
          <table:table-cell table:style-name="ACE-0x7f1fd931e560" office:value-type="float" office:value="59.357537">
            <text:p>59.358</text:p>
          </table:table-cell>
          <table:table-cell table:style-name="ACE-0x7f1fd931e560" office:value-type="float" office:value="-112.678782">
            <text:p>−112.679</text:p>
          </table:table-cell>
          <table:table-cell table:style-name="ACE-0x7f1fd931e688" office:value-type="float" office:value="295">
            <text:p>295</text:p>
          </table:table-cell>
          <table:table-cell table:style-name="ACE-0x7f1fd931e688" office:value-type="float" office:value="323">
            <text:p>323</text:p>
          </table:table-cell>
          <table:table-cell table:style-name="ACE-0x7f1fd931e688" office:value-type="string">
            <text:p>unknown, likely topo map</text:p>
          </table:table-cell>
          <table:table-cell table:style-name="ACE-0x7f1fd931e688" office:value-type="string">
            <text:p>Smith, 1994</text:p>
          </table:table-cell>
          <table:table-cell table:number-columns-repeated="250" table:style-name="ACE-0x7f1fd931e688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Print_Area" table:expression="of:=#REF!" table:base-cell-address="$'South_McConnell'.$A$1"/>
          <table:named-expression table:name="Sheet_Title" table:expression="of:=&quot;South_McConnell&quot;" table:base-cell-address="$'South_McConnell'.$A$1"/>
        </table:named-expressions>
        <gnm:selections gnm:cursor-col="0" gnm:cursor-row="0">
          <gnm:selection gnm:start-col="0" gnm:start-row="0" gnm:end-col="1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number-style style:name="ND.0">
      <number:number number:decimal-places="3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1fd9332f5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1fd930019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1fd92d5c2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1fd931934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1fd932f84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1fd933363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1fd9309010" style:display-name="contact" style:page-layout-name="pl-0x7f1fd9332f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fd9309200" style:display-name="Herman" style:page-layout-name="pl-0x7f1fd93001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fd93093f0" style:display-name="Norcross" style:page-layout-name="pl-0x7f1fd92d5c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fd93095e0" style:display-name="Upper_Campbell" style:page-layout-name="pl-0x7f1fd93193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fd93097d0" style:display-name="North_McConnell" style:page-layout-name="pl-0x7f1fd932f8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fd93099c0" style:display-name="South_McConnell" style:page-layout-name="pl-0x7f1fd93336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01T10:51:01Z</dc:date>
    <meta:creation-date>2015-08-08T10:36:22Z</meta:creation-date>
    <meta:generator>gnumeric/1.12.9</meta:generator>
  </office:meta>
</office:document-meta>
</file>